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125" table:style-name="ta1">
        <table:shapes>
          <draw:frame draw:z-index="0" draw:style-name="gr1" draw:text-style-name="P1" svg:width="650.69pt" svg:height="450.99pt" svg:x="1281.06pt" svg:y="451.02pt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125'.E1:'RANDOM, CACHE 100, ENTRY RANGE 0-125'.E1 'RANDOM, CACHE 100, ENTRY RANGE 0-125'.E2:'RANDOM, CACHE 100, ENTRY RANGE 0-125'.E7 'RANDOM, CACHE 100, ENTRY RANGE 0-125'.B2:'RANDOM, CACHE 100, ENTRY RANGE 0-125'.B7 'RANDOM, CACHE 100, ENTRY RANGE 0-125'.L1:'RANDOM, CACHE 100, ENTRY RANGE 0-125'.L1 'RANDOM, CACHE 100, ENTRY RANGE 0-125'.L2:'RANDOM, CACHE 100, ENTRY RANGE 0-125'.L7 'RANDOM, CACHE 100, ENTRY RANGE 0-125'.B2:'RANDOM, CACHE 100, ENTRY RANGE 0-125'.B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344" calcext:value-type="float">
            <text:p>344</text:p>
          </table:table-cell>
          <table:table-cell table:formula="of:=[.B2]-[.H2]" office:value-type="float" office:value="156" calcext:value-type="float">
            <text:p>156</text:p>
          </table:table-cell>
          <table:table-cell table:formula="of:=[.H2]/[.B2]" office:value-type="float" office:value="0.688" calcext:value-type="float">
            <text:p>0.688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337" calcext:value-type="float">
            <text:p>337</text:p>
          </table:table-cell>
          <table:table-cell table:formula="of:=[.B2]-[.O2]" office:value-type="float" office:value="163" calcext:value-type="float">
            <text:p>163</text:p>
          </table:table-cell>
          <table:table-cell table:formula="of:=[.O2]/[.B2]"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3]-[.H3]" office:value-type="float" office:value="1097" calcext:value-type="float">
            <text:p>1097</text:p>
          </table:table-cell>
          <table:table-cell table:formula="of:=[.H3]/[.B3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3]/1000" office:value-type="float" office:value="0.008" calcext:value-type="float">
            <text:p>0.008</text:p>
          </table:table-cell>
          <table:table-cell table:formula="of:=[.K3]/[.B3]" office:value-type="float" office:value="0.0016" calcext:value-type="float">
            <text:p>0.0016</text:p>
          </table:table-cell>
          <table:table-cell table:formula="of:=[.L3]/[.B3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3]-[.O3]" office:value-type="float" office:value="1052" calcext:value-type="float">
            <text:p>1052</text:p>
          </table:table-cell>
          <table:table-cell table:formula="of:=[.O3]/[.B3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4]/1000" office:value-type="float" office:value="0.03" calcext:value-type="float">
            <text:p>0.03</text:p>
          </table:table-cell>
          <table:table-cell table:formula="of:=[.D4]/[.B4]" office:value-type="float" office:value="0.0006" calcext:value-type="float">
            <text:p>0.0006</text:p>
          </table:table-cell>
          <table:table-cell table:formula="of:=[.E4]/[.B4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4]-[.H4]" office:value-type="float" office:value="10028" calcext:value-type="float">
            <text:p>10028</text:p>
          </table:table-cell>
          <table:table-cell table:formula="of:=[.H4]/[.B4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4]/1000" office:value-type="float" office:value="0.081" calcext:value-type="float">
            <text:p>0.081</text:p>
          </table:table-cell>
          <table:table-cell table:formula="of:=[.K4]/[.B4]" office:value-type="float" office:value="0.00162" calcext:value-type="float">
            <text:p>0.00162</text:p>
          </table:table-cell>
          <table:table-cell table:formula="of:=[.L4]/[.B4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4]-[.O4]" office:value-type="float" office:value="10178" calcext:value-type="float">
            <text:p>10178</text:p>
          </table:table-cell>
          <table:table-cell table:formula="of:=[.O4]/[.B4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7" calcext:value-type="float">
            <text:p>307</text:p>
          </table:table-cell>
          <table:table-cell table:formula="of:=[.D5]/1000" office:value-type="float" office:value="0.307" calcext:value-type="float">
            <text:p>0.307</text:p>
          </table:table-cell>
          <table:table-cell table:formula="of:=[.D5]/[.B5]" office:value-type="float" office:value="0.000614" calcext:value-type="float">
            <text:p>0.000614</text:p>
          </table:table-cell>
          <table:table-cell table:formula="of:=[.E5]/[.B5]" office:value-type="float" office:value="0.000000614" calcext:value-type="float">
            <text:p>6.14E-07</text:p>
          </table:table-cell>
          <table:table-cell office:value-type="float" office:value="399741" calcext:value-type="float">
            <text:p>399741</text:p>
          </table:table-cell>
          <table:table-cell table:formula="of:=[.B5]-[.H5]" office:value-type="float" office:value="100259" calcext:value-type="float">
            <text:p>100259</text:p>
          </table:table-cell>
          <table:table-cell table:formula="of:=[.H5]/[.B5]" office:value-type="float" office:value="0.799482" calcext:value-type="float">
            <text:p>0.799482</text:p>
          </table:table-cell>
          <table:table-cell office:value-type="float" office:value="837" calcext:value-type="float">
            <text:p>837</text:p>
          </table:table-cell>
          <table:table-cell table:formula="of:=[.K5]/1000" office:value-type="float" office:value="0.837" calcext:value-type="float">
            <text:p>0.837</text:p>
          </table:table-cell>
          <table:table-cell table:formula="of:=[.K5]/[.B5]" office:value-type="float" office:value="0.001674" calcext:value-type="float">
            <text:p>0.001674</text:p>
          </table:table-cell>
          <table:table-cell table:formula="of:=[.L5]/[.B5]" office:value-type="float" office:value="0.000001674" calcext:value-type="float">
            <text:p>1.67E-06</text:p>
          </table:table-cell>
          <table:table-cell office:value-type="float" office:value="399800" calcext:value-type="float">
            <text:p>399800</text:p>
          </table:table-cell>
          <table:table-cell table:formula="of:=[.B5]-[.O5]" office:value-type="float" office:value="100200" calcext:value-type="float">
            <text:p>100200</text:p>
          </table:table-cell>
          <table:table-cell table:formula="of:=[.O5]/[.B5]"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14" calcext:value-type="float">
            <text:p>2714</text:p>
          </table:table-cell>
          <table:table-cell table:formula="of:=[.D6]/1000" office:value-type="float" office:value="2.714" calcext:value-type="float">
            <text:p>2.714</text:p>
          </table:table-cell>
          <table:table-cell table:formula="of:=[.D6]/[.B6]" office:value-type="float" office:value="0.0005428" calcext:value-type="float">
            <text:p>0.0005428</text:p>
          </table:table-cell>
          <table:table-cell table:formula="of:=[.E6]/[.B6]" office:value-type="float" office:value="0.0000005428" calcext:value-type="float">
            <text:p>5.43E-07</text:p>
          </table:table-cell>
          <table:table-cell office:value-type="float" office:value="4000817" calcext:value-type="float">
            <text:p>4000817</text:p>
          </table:table-cell>
          <table:table-cell table:formula="of:=[.B6]-[.H6]" office:value-type="float" office:value="999183" calcext:value-type="float">
            <text:p>999183</text:p>
          </table:table-cell>
          <table:table-cell table:formula="of:=[.H6]/[.B6]" office:value-type="float" office:value="0.8001634" calcext:value-type="float">
            <text:p>0.8001634</text:p>
          </table:table-cell>
          <table:table-cell office:value-type="float" office:value="7978" calcext:value-type="float">
            <text:p>7978</text:p>
          </table:table-cell>
          <table:table-cell table:formula="of:=[.K6]/1000" office:value-type="float" office:value="7.978" calcext:value-type="float">
            <text:p>7.978</text:p>
          </table:table-cell>
          <table:table-cell table:formula="of:=[.K6]/[.B6]" office:value-type="float" office:value="0.0015956" calcext:value-type="float">
            <text:p>0.0015956</text:p>
          </table:table-cell>
          <table:table-cell table:formula="of:=[.L6]/[.B6]" office:value-type="float" office:value="0.0000015956" calcext:value-type="float">
            <text:p>1.60E-06</text:p>
          </table:table-cell>
          <table:table-cell office:value-type="float" office:value="4000158" calcext:value-type="float">
            <text:p>4000158</text:p>
          </table:table-cell>
          <table:table-cell table:formula="of:=[.B6]-[.O6]" office:value-type="float" office:value="999842" calcext:value-type="float">
            <text:p>999842</text:p>
          </table:table-cell>
          <table:table-cell table:formula="of:=[.O6]/[.B6]" office:value-type="float" office:value="0.8000316" calcext:value-type="float">
            <text:p>0.8000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6651" calcext:value-type="float">
            <text:p>26651</text:p>
          </table:table-cell>
          <table:table-cell table:formula="of:=[.D7]/1000" office:value-type="float" office:value="26.651" calcext:value-type="float">
            <text:p>26.651</text:p>
          </table:table-cell>
          <table:table-cell table:formula="of:=[.D7]/[.B7]" office:value-type="float" office:value="0.00053302" calcext:value-type="float">
            <text:p>0.00053302</text:p>
          </table:table-cell>
          <table:table-cell table:formula="of:=[.E7]/[.B7]" office:value-type="float" office:value="0.00000053302" calcext:value-type="float">
            <text:p>5.33E-07</text:p>
          </table:table-cell>
          <table:table-cell office:value-type="float" office:value="39998758" calcext:value-type="float">
            <text:p>39998758</text:p>
          </table:table-cell>
          <table:table-cell table:formula="of:=[.B7]-[.H7]" office:value-type="float" office:value="10001242" calcext:value-type="float">
            <text:p>10001242</text:p>
          </table:table-cell>
          <table:table-cell table:formula="of:=[.H7]/[.B7]" office:value-type="float" office:value="0.79997516" calcext:value-type="float">
            <text:p>0.79997516</text:p>
          </table:table-cell>
          <table:table-cell office:value-type="float" office:value="79382" calcext:value-type="float">
            <text:p>79382</text:p>
          </table:table-cell>
          <table:table-cell table:formula="of:=[.K7]/1000" office:value-type="float" office:value="79.382" calcext:value-type="float">
            <text:p>79.382</text:p>
          </table:table-cell>
          <table:table-cell table:formula="of:=[.K7]/[.B7]" office:value-type="float" office:value="0.00158764" calcext:value-type="float">
            <text:p>0.00158764</text:p>
          </table:table-cell>
          <table:table-cell table:formula="of:=[.L7]/[.B7]" office:value-type="float" office:value="0.00000158764" calcext:value-type="float">
            <text:p>1.59E-06</text:p>
          </table:table-cell>
          <table:table-cell office:value-type="float" office:value="40001759" calcext:value-type="float">
            <text:p>40001759</text:p>
          </table:table-cell>
          <table:table-cell table:formula="of:=[.B7]-[.O7]" office:value-type="float" office:value="9998241" calcext:value-type="float">
            <text:p>9998241</text:p>
          </table:table-cell>
          <table:table-cell table:formula="of:=[.O7]/[.B7]" office:value-type="float" office:value="0.80003518" calcext:value-type="float">
            <text:p>0.800035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9]-[.H9]" office:value-type="float" office:value="147" calcext:value-type="float">
            <text:p>147</text:p>
          </table:table-cell>
          <table:table-cell table:formula="of:=[.H9]/[.B9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9]-[.O9]" office:value-type="float" office:value="164" calcext:value-type="float">
            <text:p>164</text:p>
          </table:table-cell>
          <table:table-cell table:formula="of:=[.O9]/[.B9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0]/1000" office:value-type="float" office:value="0.003" calcext:value-type="float">
            <text:p>0.003</text:p>
          </table:table-cell>
          <table:table-cell table:formula="of:=[.D10]/[.B10]" office:value-type="float" office:value="0.0006" calcext:value-type="float">
            <text:p>0.0006</text:p>
          </table:table-cell>
          <table:table-cell table:formula="of:=[.E10]/[.B10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0]-[.H10]" office:value-type="float" office:value="1097" calcext:value-type="float">
            <text:p>1097</text:p>
          </table:table-cell>
          <table:table-cell table:formula="of:=[.H10]/[.B10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0]/1000" office:value-type="float" office:value="0.009" calcext:value-type="float">
            <text:p>0.009</text:p>
          </table:table-cell>
          <table:table-cell table:formula="of:=[.K10]/[.B10]" office:value-type="float" office:value="0.0018" calcext:value-type="float">
            <text:p>0.0018</text:p>
          </table:table-cell>
          <table:table-cell table:formula="of:=[.L10]/[.B10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0]-[.O10]" office:value-type="float" office:value="1052" calcext:value-type="float">
            <text:p>1052</text:p>
          </table:table-cell>
          <table:table-cell table:formula="of:=[.O10]/[.B10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11]/1000" office:value-type="float" office:value="0.03" calcext:value-type="float">
            <text:p>0.03</text:p>
          </table:table-cell>
          <table:table-cell table:formula="of:=[.D11]/[.B11]" office:value-type="float" office:value="0.0006" calcext:value-type="float">
            <text:p>0.0006</text:p>
          </table:table-cell>
          <table:table-cell table:formula="of:=[.E11]/[.B11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11]-[.H11]" office:value-type="float" office:value="10028" calcext:value-type="float">
            <text:p>10028</text:p>
          </table:table-cell>
          <table:table-cell table:formula="of:=[.H11]/[.B11]" office:value-type="float" office:value="0.79944" calcext:value-type="float">
            <text:p>0.79944</text:p>
          </table:table-cell>
          <table:table-cell office:value-type="float" office:value="78" calcext:value-type="float">
            <text:p>78</text:p>
          </table:table-cell>
          <table:table-cell table:formula="of:=[.K11]/1000" office:value-type="float" office:value="0.078" calcext:value-type="float">
            <text:p>0.078</text:p>
          </table:table-cell>
          <table:table-cell table:formula="of:=[.K11]/[.B11]" office:value-type="float" office:value="0.00156" calcext:value-type="float">
            <text:p>0.00156</text:p>
          </table:table-cell>
          <table:table-cell table:formula="of:=[.L11]/[.B11]" office:value-type="float" office:value="0.00000156" calcext:value-type="float">
            <text:p>1.56E-06</text:p>
          </table:table-cell>
          <table:table-cell office:value-type="float" office:value="39822" calcext:value-type="float">
            <text:p>39822</text:p>
          </table:table-cell>
          <table:table-cell table:formula="of:=[.B11]-[.O11]" office:value-type="float" office:value="10178" calcext:value-type="float">
            <text:p>10178</text:p>
          </table:table-cell>
          <table:table-cell table:formula="of:=[.O11]/[.B11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3" calcext:value-type="float">
            <text:p>283</text:p>
          </table:table-cell>
          <table:table-cell table:formula="of:=[.D12]/1000" office:value-type="float" office:value="0.283" calcext:value-type="float">
            <text:p>0.283</text:p>
          </table:table-cell>
          <table:table-cell table:formula="of:=[.D12]/[.B12]" office:value-type="float" office:value="0.000566" calcext:value-type="float">
            <text:p>0.000566</text:p>
          </table:table-cell>
          <table:table-cell table:formula="of:=[.E12]/[.B12]" office:value-type="float" office:value="0.000000566" calcext:value-type="float">
            <text:p>5.66E-07</text:p>
          </table:table-cell>
          <table:table-cell office:value-type="float" office:value="399907" calcext:value-type="float">
            <text:p>399907</text:p>
          </table:table-cell>
          <table:table-cell table:formula="of:=[.B12]-[.H12]" office:value-type="float" office:value="100093" calcext:value-type="float">
            <text:p>100093</text:p>
          </table:table-cell>
          <table:table-cell table:formula="of:=[.H12]/[.B12]" office:value-type="float" office:value="0.799814" calcext:value-type="float">
            <text:p>0.799814</text:p>
          </table:table-cell>
          <table:table-cell office:value-type="float" office:value="818" calcext:value-type="float">
            <text:p>818</text:p>
          </table:table-cell>
          <table:table-cell table:formula="of:=[.K12]/1000" office:value-type="float" office:value="0.818" calcext:value-type="float">
            <text:p>0.818</text:p>
          </table:table-cell>
          <table:table-cell table:formula="of:=[.K12]/[.B12]" office:value-type="float" office:value="0.001636" calcext:value-type="float">
            <text:p>0.001636</text:p>
          </table:table-cell>
          <table:table-cell table:formula="of:=[.L12]/[.B12]" office:value-type="float" office:value="0.000001636" calcext:value-type="float">
            <text:p>1.64E-06</text:p>
          </table:table-cell>
          <table:table-cell office:value-type="float" office:value="399969" calcext:value-type="float">
            <text:p>399969</text:p>
          </table:table-cell>
          <table:table-cell table:formula="of:=[.B12]-[.O12]" office:value-type="float" office:value="100031" calcext:value-type="float">
            <text:p>100031</text:p>
          </table:table-cell>
          <table:table-cell table:formula="of:=[.O12]/[.B12]" office:value-type="float" office:value="0.799938" calcext:value-type="float">
            <text:p>0.799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06" calcext:value-type="float">
            <text:p>2706</text:p>
          </table:table-cell>
          <table:table-cell table:formula="of:=[.D13]/1000" office:value-type="float" office:value="2.706" calcext:value-type="float">
            <text:p>2.706</text:p>
          </table:table-cell>
          <table:table-cell table:formula="of:=[.D13]/[.B13]" office:value-type="float" office:value="0.0005412" calcext:value-type="float">
            <text:p>0.0005412</text:p>
          </table:table-cell>
          <table:table-cell table:formula="of:=[.E13]/[.B13]" office:value-type="float" office:value="0.0000005412" calcext:value-type="float">
            <text:p>5.41E-07</text:p>
          </table:table-cell>
          <table:table-cell office:value-type="float" office:value="4001122" calcext:value-type="float">
            <text:p>4001122</text:p>
          </table:table-cell>
          <table:table-cell table:formula="of:=[.B13]-[.H13]" office:value-type="float" office:value="998878" calcext:value-type="float">
            <text:p>998878</text:p>
          </table:table-cell>
          <table:table-cell table:formula="of:=[.H13]/[.B13]" office:value-type="float" office:value="0.8002244" calcext:value-type="float">
            <text:p>0.8002244</text:p>
          </table:table-cell>
          <table:table-cell office:value-type="float" office:value="7954" calcext:value-type="float">
            <text:p>7954</text:p>
          </table:table-cell>
          <table:table-cell table:formula="of:=[.K13]/1000" office:value-type="float" office:value="7.954" calcext:value-type="float">
            <text:p>7.954</text:p>
          </table:table-cell>
          <table:table-cell table:formula="of:=[.K13]/[.B13]" office:value-type="float" office:value="0.0015908" calcext:value-type="float">
            <text:p>0.0015908</text:p>
          </table:table-cell>
          <table:table-cell table:formula="of:=[.L13]/[.B13]" office:value-type="float" office:value="0.0000015908" calcext:value-type="float">
            <text:p>1.59E-06</text:p>
          </table:table-cell>
          <table:table-cell office:value-type="float" office:value="3999243" calcext:value-type="float">
            <text:p>3999243</text:p>
          </table:table-cell>
          <table:table-cell table:formula="of:=[.B13]-[.O13]" office:value-type="float" office:value="1000757" calcext:value-type="float">
            <text:p>1000757</text:p>
          </table:table-cell>
          <table:table-cell table:formula="of:=[.O13]/[.B13]" office:value-type="float" office:value="0.7998486" calcext:value-type="float">
            <text:p>0.7998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665" calcext:value-type="float">
            <text:p>26665</text:p>
          </table:table-cell>
          <table:table-cell table:formula="of:=[.D14]/1000" office:value-type="float" office:value="26.665" calcext:value-type="float">
            <text:p>26.665</text:p>
          </table:table-cell>
          <table:table-cell table:formula="of:=[.D14]/[.B14]" office:value-type="float" office:value="0.0005333" calcext:value-type="float">
            <text:p>0.0005333</text:p>
          </table:table-cell>
          <table:table-cell table:formula="of:=[.E14]/[.B14]" office:value-type="float" office:value="0.0000005333" calcext:value-type="float">
            <text:p>5.33E-07</text:p>
          </table:table-cell>
          <table:table-cell office:value-type="float" office:value="40003573" calcext:value-type="float">
            <text:p>40003573</text:p>
          </table:table-cell>
          <table:table-cell table:formula="of:=[.B14]-[.H14]" office:value-type="float" office:value="9996427" calcext:value-type="float">
            <text:p>9996427</text:p>
          </table:table-cell>
          <table:table-cell table:formula="of:=[.H14]/[.B14]" office:value-type="float" office:value="0.80007146" calcext:value-type="float">
            <text:p>0.80007146</text:p>
          </table:table-cell>
          <table:table-cell office:value-type="float" office:value="79102" calcext:value-type="float">
            <text:p>79102</text:p>
          </table:table-cell>
          <table:table-cell table:formula="of:=[.K14]/1000" office:value-type="float" office:value="79.102" calcext:value-type="float">
            <text:p>79.102</text:p>
          </table:table-cell>
          <table:table-cell table:formula="of:=[.K14]/[.B14]" office:value-type="float" office:value="0.00158204" calcext:value-type="float">
            <text:p>0.00158204</text:p>
          </table:table-cell>
          <table:table-cell table:formula="of:=[.L14]/[.B14]" office:value-type="float" office:value="0.00000158204" calcext:value-type="float">
            <text:p>1.58E-06</text:p>
          </table:table-cell>
          <table:table-cell office:value-type="float" office:value="40000132" calcext:value-type="float">
            <text:p>40000132</text:p>
          </table:table-cell>
          <table:table-cell table:formula="of:=[.B14]-[.O14]" office:value-type="float" office:value="9999868" calcext:value-type="float">
            <text:p>9999868</text:p>
          </table:table-cell>
          <table:table-cell table:formula="of:=[.O14]/[.B14]" office:value-type="float" office:value="0.80000264" calcext:value-type="float">
            <text:p>0.8000026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16]-[.H16]" office:value-type="float" office:value="147" calcext:value-type="float">
            <text:p>147</text:p>
          </table:table-cell>
          <table:table-cell table:formula="of:=[.H16]/[.B16]" office:value-type="float" office:value="0.706" calcext:value-type="float">
            <text:p>0.706</text:p>
          </table:table-cell>
          <table:table-cell office:value-type="float" office:value="2" calcext:value-type="float">
            <text:p>2</text:p>
          </table:table-cell>
          <table:table-cell table:formula="of:=[.K16]/1000" office:value-type="float" office:value="0.002" calcext:value-type="float">
            <text:p>0.002</text:p>
          </table:table-cell>
          <table:table-cell table:formula="of:=[.K16]/[.B16]" office:value-type="float" office:value="0.004" calcext:value-type="float">
            <text:p>0.004</text:p>
          </table:table-cell>
          <table:table-cell table:formula="of:=[.L16]/[.B16]" office:value-type="float" office:value="0.000004" calcext:value-type="float">
            <text:p>4.00E-06</text:p>
          </table:table-cell>
          <table:table-cell office:value-type="float" office:value="336" calcext:value-type="float">
            <text:p>336</text:p>
          </table:table-cell>
          <table:table-cell table:formula="of:=[.B16]-[.O16]" office:value-type="float" office:value="164" calcext:value-type="float">
            <text:p>164</text:p>
          </table:table-cell>
          <table:table-cell table:formula="of:=[.O16]/[.B16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7]-[.H17]" office:value-type="float" office:value="1097" calcext:value-type="float">
            <text:p>1097</text:p>
          </table:table-cell>
          <table:table-cell table:formula="of:=[.H17]/[.B17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7]-[.O17]" office:value-type="float" office:value="1052" calcext:value-type="float">
            <text:p>1052</text:p>
          </table:table-cell>
          <table:table-cell table:formula="of:=[.O17]/[.B17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18]/1000" office:value-type="float" office:value="0.031" calcext:value-type="float">
            <text:p>0.031</text:p>
          </table:table-cell>
          <table:table-cell table:formula="of:=[.D18]/[.B18]" office:value-type="float" office:value="0.00062" calcext:value-type="float">
            <text:p>0.00062</text:p>
          </table:table-cell>
          <table:table-cell table:formula="of:=[.E18]/[.B18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18]-[.H18]" office:value-type="float" office:value="10028" calcext:value-type="float">
            <text:p>10028</text:p>
          </table:table-cell>
          <table:table-cell table:formula="of:=[.H18]/[.B18]" office:value-type="float" office:value="0.79944" calcext:value-type="float">
            <text:p>0.79944</text:p>
          </table:table-cell>
          <table:table-cell office:value-type="float" office:value="80" calcext:value-type="float">
            <text:p>80</text:p>
          </table:table-cell>
          <table:table-cell table:formula="of:=[.K18]/1000" office:value-type="float" office:value="0.08" calcext:value-type="float">
            <text:p>0.08</text:p>
          </table:table-cell>
          <table:table-cell table:formula="of:=[.K18]/[.B18]" office:value-type="float" office:value="0.0016" calcext:value-type="float">
            <text:p>0.0016</text:p>
          </table:table-cell>
          <table:table-cell table:formula="of:=[.L18]/[.B18]" office:value-type="float" office:value="0.0000016" calcext:value-type="float">
            <text:p>1.60E-06</text:p>
          </table:table-cell>
          <table:table-cell office:value-type="float" office:value="39822" calcext:value-type="float">
            <text:p>39822</text:p>
          </table:table-cell>
          <table:table-cell table:formula="of:=[.B18]-[.O18]" office:value-type="float" office:value="10178" calcext:value-type="float">
            <text:p>10178</text:p>
          </table:table-cell>
          <table:table-cell table:formula="of:=[.O18]/[.B18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6" calcext:value-type="float">
            <text:p>276</text:p>
          </table:table-cell>
          <table:table-cell table:formula="of:=[.D19]/1000" office:value-type="float" office:value="0.276" calcext:value-type="float">
            <text:p>0.276</text:p>
          </table:table-cell>
          <table:table-cell table:formula="of:=[.D19]/[.B19]" office:value-type="float" office:value="0.000552" calcext:value-type="float">
            <text:p>0.000552</text:p>
          </table:table-cell>
          <table:table-cell table:formula="of:=[.E19]/[.B19]" office:value-type="float" office:value="0.000000552" calcext:value-type="float">
            <text:p>5.52E-07</text:p>
          </table:table-cell>
          <table:table-cell office:value-type="float" office:value="400124" calcext:value-type="float">
            <text:p>400124</text:p>
          </table:table-cell>
          <table:table-cell table:formula="of:=[.B19]-[.H19]" office:value-type="float" office:value="99876" calcext:value-type="float">
            <text:p>99876</text:p>
          </table:table-cell>
          <table:table-cell table:formula="of:=[.H19]/[.B19]" office:value-type="float" office:value="0.800248" calcext:value-type="float">
            <text:p>0.800248</text:p>
          </table:table-cell>
          <table:table-cell office:value-type="float" office:value="818" calcext:value-type="float">
            <text:p>818</text:p>
          </table:table-cell>
          <table:table-cell table:formula="of:=[.K19]/1000" office:value-type="float" office:value="0.818" calcext:value-type="float">
            <text:p>0.818</text:p>
          </table:table-cell>
          <table:table-cell table:formula="of:=[.K19]/[.B19]" office:value-type="float" office:value="0.001636" calcext:value-type="float">
            <text:p>0.001636</text:p>
          </table:table-cell>
          <table:table-cell table:formula="of:=[.L19]/[.B19]" office:value-type="float" office:value="0.000001636" calcext:value-type="float">
            <text:p>1.64E-06</text:p>
          </table:table-cell>
          <table:table-cell office:value-type="float" office:value="400008" calcext:value-type="float">
            <text:p>400008</text:p>
          </table:table-cell>
          <table:table-cell table:formula="of:=[.B19]-[.O19]" office:value-type="float" office:value="99992" calcext:value-type="float">
            <text:p>99992</text:p>
          </table:table-cell>
          <table:table-cell table:formula="of:=[.O19]/[.B19]" office:value-type="float" office:value="0.800016" calcext:value-type="float">
            <text:p>0.80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56" calcext:value-type="float">
            <text:p>2756</text:p>
          </table:table-cell>
          <table:table-cell table:formula="of:=[.D20]/1000" office:value-type="float" office:value="2.756" calcext:value-type="float">
            <text:p>2.756</text:p>
          </table:table-cell>
          <table:table-cell table:formula="of:=[.D20]/[.B20]" office:value-type="float" office:value="0.0005512" calcext:value-type="float">
            <text:p>0.0005512</text:p>
          </table:table-cell>
          <table:table-cell table:formula="of:=[.E20]/[.B20]" office:value-type="float" office:value="0.0000005512" calcext:value-type="float">
            <text:p>5.51E-07</text:p>
          </table:table-cell>
          <table:table-cell office:value-type="float" office:value="3998941" calcext:value-type="float">
            <text:p>3998941</text:p>
          </table:table-cell>
          <table:table-cell table:formula="of:=[.B20]-[.H20]" office:value-type="float" office:value="1001059" calcext:value-type="float">
            <text:p>1001059</text:p>
          </table:table-cell>
          <table:table-cell table:formula="of:=[.H20]/[.B20]" office:value-type="float" office:value="0.7997882" calcext:value-type="float">
            <text:p>0.7997882</text:p>
          </table:table-cell>
          <table:table-cell office:value-type="float" office:value="7922" calcext:value-type="float">
            <text:p>7922</text:p>
          </table:table-cell>
          <table:table-cell table:formula="of:=[.K20]/1000" office:value-type="float" office:value="7.922" calcext:value-type="float">
            <text:p>7.922</text:p>
          </table:table-cell>
          <table:table-cell table:formula="of:=[.K20]/[.B20]" office:value-type="float" office:value="0.0015844" calcext:value-type="float">
            <text:p>0.0015844</text:p>
          </table:table-cell>
          <table:table-cell table:formula="of:=[.L20]/[.B20]" office:value-type="float" office:value="0.0000015844" calcext:value-type="float">
            <text:p>1.58E-06</text:p>
          </table:table-cell>
          <table:table-cell office:value-type="float" office:value="4000481" calcext:value-type="float">
            <text:p>4000481</text:p>
          </table:table-cell>
          <table:table-cell table:formula="of:=[.B20]-[.O20]" office:value-type="float" office:value="999519" calcext:value-type="float">
            <text:p>999519</text:p>
          </table:table-cell>
          <table:table-cell table:formula="of:=[.O20]/[.B20]" office:value-type="float" office:value="0.8000962" calcext:value-type="float">
            <text:p>0.8000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998" calcext:value-type="float">
            <text:p>26998</text:p>
          </table:table-cell>
          <table:table-cell table:formula="of:=[.D21]/1000" office:value-type="float" office:value="26.998" calcext:value-type="float">
            <text:p>26.998</text:p>
          </table:table-cell>
          <table:table-cell table:formula="of:=[.D21]/[.B21]" office:value-type="float" office:value="0.00053996" calcext:value-type="float">
            <text:p>0.00053996</text:p>
          </table:table-cell>
          <table:table-cell table:formula="of:=[.E21]/[.B21]" office:value-type="float" office:value="0.00000053996" calcext:value-type="float">
            <text:p>5.40E-07</text:p>
          </table:table-cell>
          <table:table-cell office:value-type="float" office:value="39998007" calcext:value-type="float">
            <text:p>39998007</text:p>
          </table:table-cell>
          <table:table-cell table:formula="of:=[.B21]-[.H21]" office:value-type="float" office:value="10001993" calcext:value-type="float">
            <text:p>10001993</text:p>
          </table:table-cell>
          <table:table-cell table:formula="of:=[.H21]/[.B21]" office:value-type="float" office:value="0.79996014" calcext:value-type="float">
            <text:p>0.79996014</text:p>
          </table:table-cell>
          <table:table-cell office:value-type="float" office:value="80598" calcext:value-type="float">
            <text:p>80598</text:p>
          </table:table-cell>
          <table:table-cell table:formula="of:=[.K21]/1000" office:value-type="float" office:value="80.598" calcext:value-type="float">
            <text:p>80.598</text:p>
          </table:table-cell>
          <table:table-cell table:formula="of:=[.K21]/[.B21]" office:value-type="float" office:value="0.00161196" calcext:value-type="float">
            <text:p>0.00161196</text:p>
          </table:table-cell>
          <table:table-cell table:formula="of:=[.L21]/[.B21]" office:value-type="float" office:value="0.00000161196" calcext:value-type="float">
            <text:p>1.61E-06</text:p>
          </table:table-cell>
          <table:table-cell office:value-type="float" office:value="40000800" calcext:value-type="float">
            <text:p>40000800</text:p>
          </table:table-cell>
          <table:table-cell table:formula="of:=[.B21]-[.O21]" office:value-type="float" office:value="9999200" calcext:value-type="float">
            <text:p>9999200</text:p>
          </table:table-cell>
          <table:table-cell table:formula="of:=[.O21]/[.B21]" office:value-type="float" office:value="0.800016" calcext:value-type="float">
            <text:p>0.80001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23]-[.H23]" office:value-type="float" office:value="147" calcext:value-type="float">
            <text:p>147</text:p>
          </table:table-cell>
          <table:table-cell table:formula="of:=[.H23]/[.B23]"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336" calcext:value-type="float">
            <text:p>336</text:p>
          </table:table-cell>
          <table:table-cell table:formula="of:=[.B23]-[.O23]" office:value-type="float" office:value="164" calcext:value-type="float">
            <text:p>164</text:p>
          </table:table-cell>
          <table:table-cell table:formula="of:=[.O23]/[.B23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5" calcext:value-type="float">
            <text:p>5</text:p>
          </table:table-cell>
          <table:table-cell table:formula="of:=[.D24]/1000" office:value-type="float" office:value="0.005" calcext:value-type="float">
            <text:p>0.005</text:p>
          </table:table-cell>
          <table:table-cell table:formula="of:=[.D24]/[.B24]" office:value-type="float" office:value="0.001" calcext:value-type="float">
            <text:p>0.001</text:p>
          </table:table-cell>
          <table:table-cell table:formula="of:=[.E24]/[.B24]" office:value-type="float" office:value="0.000001" calcext:value-type="float">
            <text:p>1.00E-06</text:p>
          </table:table-cell>
          <table:table-cell office:value-type="float" office:value="3903" calcext:value-type="float">
            <text:p>3903</text:p>
          </table:table-cell>
          <table:table-cell table:formula="of:=[.B24]-[.H24]" office:value-type="float" office:value="1097" calcext:value-type="float">
            <text:p>1097</text:p>
          </table:table-cell>
          <table:table-cell table:formula="of:=[.H24]/[.B24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24]/1000" office:value-type="float" office:value="0.008" calcext:value-type="float">
            <text:p>0.008</text:p>
          </table:table-cell>
          <table:table-cell table:formula="of:=[.K24]/[.B24]" office:value-type="float" office:value="0.0016" calcext:value-type="float">
            <text:p>0.0016</text:p>
          </table:table-cell>
          <table:table-cell table:formula="of:=[.L24]/[.B24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24]-[.O24]" office:value-type="float" office:value="1052" calcext:value-type="float">
            <text:p>1052</text:p>
          </table:table-cell>
          <table:table-cell table:formula="of:=[.O24]/[.B24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25]/1000" office:value-type="float" office:value="0.031" calcext:value-type="float">
            <text:p>0.031</text:p>
          </table:table-cell>
          <table:table-cell table:formula="of:=[.D25]/[.B25]" office:value-type="float" office:value="0.00062" calcext:value-type="float">
            <text:p>0.00062</text:p>
          </table:table-cell>
          <table:table-cell table:formula="of:=[.E25]/[.B25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25]-[.H25]" office:value-type="float" office:value="10028" calcext:value-type="float">
            <text:p>10028</text:p>
          </table:table-cell>
          <table:table-cell table:formula="of:=[.H25]/[.B25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25]/1000" office:value-type="float" office:value="0.081" calcext:value-type="float">
            <text:p>0.081</text:p>
          </table:table-cell>
          <table:table-cell table:formula="of:=[.K25]/[.B25]" office:value-type="float" office:value="0.00162" calcext:value-type="float">
            <text:p>0.00162</text:p>
          </table:table-cell>
          <table:table-cell table:formula="of:=[.L25]/[.B25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25]-[.O25]" office:value-type="float" office:value="10178" calcext:value-type="float">
            <text:p>10178</text:p>
          </table:table-cell>
          <table:table-cell table:formula="of:=[.O25]/[.B25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5" calcext:value-type="float">
            <text:p>275</text:p>
          </table:table-cell>
          <table:table-cell table:formula="of:=[.D26]/1000" office:value-type="float" office:value="0.275" calcext:value-type="float">
            <text:p>0.275</text:p>
          </table:table-cell>
          <table:table-cell table:formula="of:=[.D26]/[.B26]" office:value-type="float" office:value="0.00055" calcext:value-type="float">
            <text:p>0.00055</text:p>
          </table:table-cell>
          <table:table-cell table:formula="of:=[.E26]/[.B26]" office:value-type="float" office:value="0.00000055" calcext:value-type="float">
            <text:p>5.50E-07</text:p>
          </table:table-cell>
          <table:table-cell office:value-type="float" office:value="399711" calcext:value-type="float">
            <text:p>399711</text:p>
          </table:table-cell>
          <table:table-cell table:formula="of:=[.B26]-[.H26]" office:value-type="float" office:value="100289" calcext:value-type="float">
            <text:p>100289</text:p>
          </table:table-cell>
          <table:table-cell table:formula="of:=[.H26]/[.B26]" office:value-type="float" office:value="0.799422" calcext:value-type="float">
            <text:p>0.799422</text:p>
          </table:table-cell>
          <table:table-cell office:value-type="float" office:value="811" calcext:value-type="float">
            <text:p>811</text:p>
          </table:table-cell>
          <table:table-cell table:formula="of:=[.K26]/1000" office:value-type="float" office:value="0.811" calcext:value-type="float">
            <text:p>0.811</text:p>
          </table:table-cell>
          <table:table-cell table:formula="of:=[.K26]/[.B26]" office:value-type="float" office:value="0.001622" calcext:value-type="float">
            <text:p>0.001622</text:p>
          </table:table-cell>
          <table:table-cell table:formula="of:=[.L26]/[.B26]" office:value-type="float" office:value="0.000001622" calcext:value-type="float">
            <text:p>1.62E-06</text:p>
          </table:table-cell>
          <table:table-cell office:value-type="float" office:value="399769" calcext:value-type="float">
            <text:p>399769</text:p>
          </table:table-cell>
          <table:table-cell table:formula="of:=[.B26]-[.O26]" office:value-type="float" office:value="100231" calcext:value-type="float">
            <text:p>100231</text:p>
          </table:table-cell>
          <table:table-cell table:formula="of:=[.O26]/[.B26]" office:value-type="float" office:value="0.799538" calcext:value-type="float">
            <text:p>0.799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39" calcext:value-type="float">
            <text:p>2739</text:p>
          </table:table-cell>
          <table:table-cell table:formula="of:=[.D27]/1000" office:value-type="float" office:value="2.739" calcext:value-type="float">
            <text:p>2.739</text:p>
          </table:table-cell>
          <table:table-cell table:formula="of:=[.D27]/[.B27]" office:value-type="float" office:value="0.0005478" calcext:value-type="float">
            <text:p>0.0005478</text:p>
          </table:table-cell>
          <table:table-cell table:formula="of:=[.E27]/[.B27]" office:value-type="float" office:value="0.0000005478" calcext:value-type="float">
            <text:p>5.48E-07</text:p>
          </table:table-cell>
          <table:table-cell office:value-type="float" office:value="4000107" calcext:value-type="float">
            <text:p>4000107</text:p>
          </table:table-cell>
          <table:table-cell table:formula="of:=[.B27]-[.H27]" office:value-type="float" office:value="999893" calcext:value-type="float">
            <text:p>999893</text:p>
          </table:table-cell>
          <table:table-cell table:formula="of:=[.H27]/[.B27]" office:value-type="float" office:value="0.8000214" calcext:value-type="float">
            <text:p>0.8000214</text:p>
          </table:table-cell>
          <table:table-cell office:value-type="float" office:value="7829" calcext:value-type="float">
            <text:p>7829</text:p>
          </table:table-cell>
          <table:table-cell table:formula="of:=[.K27]/1000" office:value-type="float" office:value="7.829" calcext:value-type="float">
            <text:p>7.829</text:p>
          </table:table-cell>
          <table:table-cell table:formula="of:=[.K27]/[.B27]" office:value-type="float" office:value="0.0015658" calcext:value-type="float">
            <text:p>0.0015658</text:p>
          </table:table-cell>
          <table:table-cell table:formula="of:=[.L27]/[.B27]" office:value-type="float" office:value="0.0000015658" calcext:value-type="float">
            <text:p>1.57E-06</text:p>
          </table:table-cell>
          <table:table-cell office:value-type="float" office:value="4000521" calcext:value-type="float">
            <text:p>4000521</text:p>
          </table:table-cell>
          <table:table-cell table:formula="of:=[.B27]-[.O27]" office:value-type="float" office:value="999479" calcext:value-type="float">
            <text:p>999479</text:p>
          </table:table-cell>
          <table:table-cell table:formula="of:=[.O27]/[.B27]" office:value-type="float" office:value="0.8001042" calcext:value-type="float">
            <text:p>0.8001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716" calcext:value-type="float">
            <text:p>26716</text:p>
          </table:table-cell>
          <table:table-cell table:formula="of:=[.D28]/1000" office:value-type="float" office:value="26.716" calcext:value-type="float">
            <text:p>26.716</text:p>
          </table:table-cell>
          <table:table-cell table:formula="of:=[.D28]/[.B28]" office:value-type="float" office:value="0.00053432" calcext:value-type="float">
            <text:p>0.00053432</text:p>
          </table:table-cell>
          <table:table-cell table:formula="of:=[.E28]/[.B28]" office:value-type="float" office:value="0.00000053432" calcext:value-type="float">
            <text:p>5.34E-07</text:p>
          </table:table-cell>
          <table:table-cell office:value-type="float" office:value="40006482" calcext:value-type="float">
            <text:p>40006482</text:p>
          </table:table-cell>
          <table:table-cell table:formula="of:=[.B28]-[.H28]" office:value-type="float" office:value="9993518" calcext:value-type="float">
            <text:p>9993518</text:p>
          </table:table-cell>
          <table:table-cell table:formula="of:=[.H28]/[.B28]" office:value-type="float" office:value="0.80012964" calcext:value-type="float">
            <text:p>0.80012964</text:p>
          </table:table-cell>
          <table:table-cell office:value-type="float" office:value="79137" calcext:value-type="float">
            <text:p>79137</text:p>
          </table:table-cell>
          <table:table-cell table:formula="of:=[.K28]/1000" office:value-type="float" office:value="79.137" calcext:value-type="float">
            <text:p>79.137</text:p>
          </table:table-cell>
          <table:table-cell table:formula="of:=[.K28]/[.B28]" office:value-type="float" office:value="0.00158274" calcext:value-type="float">
            <text:p>0.00158274</text:p>
          </table:table-cell>
          <table:table-cell table:formula="of:=[.L28]/[.B28]" office:value-type="float" office:value="0.00000158274" calcext:value-type="float">
            <text:p>1.58E-06</text:p>
          </table:table-cell>
          <table:table-cell office:value-type="float" office:value="39996370" calcext:value-type="float">
            <text:p>39996370</text:p>
          </table:table-cell>
          <table:table-cell table:formula="of:=[.B28]-[.O28]" office:value-type="float" office:value="10003630" calcext:value-type="float">
            <text:p>10003630</text:p>
          </table:table-cell>
          <table:table-cell table:formula="of:=[.O28]/[.B28]" office:value-type="float" office:value="0.7999274" calcext:value-type="float">
            <text:p>0.79992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30]/1000"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formula="of:=[.E30]/[.B30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30]-[.H30]" office:value-type="float" office:value="147" calcext:value-type="float">
            <text:p>147</text:p>
          </table:table-cell>
          <table:table-cell table:formula="of:=[.H30]/[.B30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30]-[.O30]" office:value-type="float" office:value="164" calcext:value-type="float">
            <text:p>164</text:p>
          </table:table-cell>
          <table:table-cell table:formula="of:=[.O30]/[.B30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3903" calcext:value-type="float">
            <text:p>3903</text:p>
          </table:table-cell>
          <table:table-cell table:formula="of:=[.B31]-[.H31]" office:value-type="float" office:value="1097" calcext:value-type="float">
            <text:p>1097</text:p>
          </table:table-cell>
          <table:table-cell table:formula="of:=[.H31]/[.B31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31]-[.O31]" office:value-type="float" office:value="1052" calcext:value-type="float">
            <text:p>1052</text:p>
          </table:table-cell>
          <table:table-cell table:formula="of:=[.O31]/[.B31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29" calcext:value-type="float">
            <text:p>29</text:p>
          </table:table-cell>
          <table:table-cell table:formula="of:=[.D32]/1000" office:value-type="float" office:value="0.029" calcext:value-type="float">
            <text:p>0.029</text:p>
          </table:table-cell>
          <table:table-cell table:formula="of:=[.D32]/[.B32]" office:value-type="float" office:value="0.00058" calcext:value-type="float">
            <text:p>0.00058</text:p>
          </table:table-cell>
          <table:table-cell table:formula="of:=[.E32]/[.B32]" office:value-type="float" office:value="0.00000058" calcext:value-type="float">
            <text:p>5.80E-07</text:p>
          </table:table-cell>
          <table:table-cell office:value-type="float" office:value="39972" calcext:value-type="float">
            <text:p>39972</text:p>
          </table:table-cell>
          <table:table-cell table:formula="of:=[.B32]-[.H32]" office:value-type="float" office:value="10028" calcext:value-type="float">
            <text:p>10028</text:p>
          </table:table-cell>
          <table:table-cell table:formula="of:=[.H32]/[.B32]" office:value-type="float" office:value="0.79944" calcext:value-type="float">
            <text:p>0.79944</text:p>
          </table:table-cell>
          <table:table-cell office:value-type="float" office:value="91" calcext:value-type="float">
            <text:p>91</text:p>
          </table:table-cell>
          <table:table-cell table:formula="of:=[.K32]/1000" office:value-type="float" office:value="0.091" calcext:value-type="float">
            <text:p>0.091</text:p>
          </table:table-cell>
          <table:table-cell table:formula="of:=[.K32]/[.B32]" office:value-type="float" office:value="0.00182" calcext:value-type="float">
            <text:p>0.00182</text:p>
          </table:table-cell>
          <table:table-cell table:formula="of:=[.L32]/[.B32]" office:value-type="float" office:value="0.00000182" calcext:value-type="float">
            <text:p>1.82E-06</text:p>
          </table:table-cell>
          <table:table-cell office:value-type="float" office:value="39822" calcext:value-type="float">
            <text:p>39822</text:p>
          </table:table-cell>
          <table:table-cell table:formula="of:=[.B32]-[.O32]" office:value-type="float" office:value="10178" calcext:value-type="float">
            <text:p>10178</text:p>
          </table:table-cell>
          <table:table-cell table:formula="of:=[.O32]/[.B32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0" calcext:value-type="float">
            <text:p>280</text:p>
          </table:table-cell>
          <table:table-cell table:formula="of:=[.D33]/1000" office:value-type="float" office:value="0.28" calcext:value-type="float">
            <text:p>0.28</text:p>
          </table:table-cell>
          <table:table-cell table:formula="of:=[.D33]/[.B33]" office:value-type="float" office:value="0.00056" calcext:value-type="float">
            <text:p>0.00056</text:p>
          </table:table-cell>
          <table:table-cell table:formula="of:=[.E33]/[.B33]" office:value-type="float" office:value="0.00000056" calcext:value-type="float">
            <text:p>5.60E-07</text:p>
          </table:table-cell>
          <table:table-cell office:value-type="float" office:value="399948" calcext:value-type="float">
            <text:p>399948</text:p>
          </table:table-cell>
          <table:table-cell table:formula="of:=[.B33]-[.H33]" office:value-type="float" office:value="100052" calcext:value-type="float">
            <text:p>100052</text:p>
          </table:table-cell>
          <table:table-cell table:formula="of:=[.H33]/[.B33]" office:value-type="float" office:value="0.799896" calcext:value-type="float">
            <text:p>0.799896</text:p>
          </table:table-cell>
          <table:table-cell office:value-type="float" office:value="808" calcext:value-type="float">
            <text:p>808</text:p>
          </table:table-cell>
          <table:table-cell table:formula="of:=[.K33]/1000" office:value-type="float" office:value="0.808" calcext:value-type="float">
            <text:p>0.808</text:p>
          </table:table-cell>
          <table:table-cell table:formula="of:=[.K33]/[.B33]" office:value-type="float" office:value="0.001616" calcext:value-type="float">
            <text:p>0.001616</text:p>
          </table:table-cell>
          <table:table-cell table:formula="of:=[.L33]/[.B33]" office:value-type="float" office:value="0.000001616" calcext:value-type="float">
            <text:p>1.62E-06</text:p>
          </table:table-cell>
          <table:table-cell office:value-type="float" office:value="399794" calcext:value-type="float">
            <text:p>399794</text:p>
          </table:table-cell>
          <table:table-cell table:formula="of:=[.B33]-[.O33]" office:value-type="float" office:value="100206" calcext:value-type="float">
            <text:p>100206</text:p>
          </table:table-cell>
          <table:table-cell table:formula="of:=[.O33]/[.B33]" office:value-type="float" office:value="0.799588" calcext:value-type="float">
            <text:p>0.799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48" calcext:value-type="float">
            <text:p>2748</text:p>
          </table:table-cell>
          <table:table-cell table:formula="of:=[.D34]/1000" office:value-type="float" office:value="2.748" calcext:value-type="float">
            <text:p>2.748</text:p>
          </table:table-cell>
          <table:table-cell table:formula="of:=[.D34]/[.B34]" office:value-type="float" office:value="0.0005496" calcext:value-type="float">
            <text:p>0.0005496</text:p>
          </table:table-cell>
          <table:table-cell table:formula="of:=[.E34]/[.B34]" office:value-type="float" office:value="0.0000005496" calcext:value-type="float">
            <text:p>5.50E-07</text:p>
          </table:table-cell>
          <table:table-cell office:value-type="float" office:value="4001675" calcext:value-type="float">
            <text:p>4001675</text:p>
          </table:table-cell>
          <table:table-cell table:formula="of:=[.B34]-[.H34]" office:value-type="float" office:value="998325" calcext:value-type="float">
            <text:p>998325</text:p>
          </table:table-cell>
          <table:table-cell table:formula="of:=[.H34]/[.B34]" office:value-type="float" office:value="0.800335" calcext:value-type="float">
            <text:p>0.800335</text:p>
          </table:table-cell>
          <table:table-cell office:value-type="float" office:value="7994" calcext:value-type="float">
            <text:p>7994</text:p>
          </table:table-cell>
          <table:table-cell table:formula="of:=[.K34]/1000" office:value-type="float" office:value="7.994" calcext:value-type="float">
            <text:p>7.994</text:p>
          </table:table-cell>
          <table:table-cell table:formula="of:=[.K34]/[.B34]" office:value-type="float" office:value="0.0015988" calcext:value-type="float">
            <text:p>0.0015988</text:p>
          </table:table-cell>
          <table:table-cell table:formula="of:=[.L34]/[.B34]" office:value-type="float" office:value="0.0000015988" calcext:value-type="float">
            <text:p>1.60E-06</text:p>
          </table:table-cell>
          <table:table-cell office:value-type="float" office:value="3998706" calcext:value-type="float">
            <text:p>3998706</text:p>
          </table:table-cell>
          <table:table-cell table:formula="of:=[.B34]-[.O34]" office:value-type="float" office:value="1001294" calcext:value-type="float">
            <text:p>1001294</text:p>
          </table:table-cell>
          <table:table-cell table:formula="of:=[.O34]/[.B34]" office:value-type="float" office:value="0.7997412" calcext:value-type="float">
            <text:p>0.7997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7734" calcext:value-type="float">
            <text:p>27734</text:p>
          </table:table-cell>
          <table:table-cell table:formula="of:=[.D35]/1000" office:value-type="float" office:value="27.734" calcext:value-type="float">
            <text:p>27.734</text:p>
          </table:table-cell>
          <table:table-cell table:formula="of:=[.D35]/[.B35]" office:value-type="float" office:value="0.00055468" calcext:value-type="float">
            <text:p>0.00055468</text:p>
          </table:table-cell>
          <table:table-cell table:formula="of:=[.E35]/[.B35]" office:value-type="float" office:value="0.00000055468" calcext:value-type="float">
            <text:p>5.55E-07</text:p>
          </table:table-cell>
          <table:table-cell office:value-type="float" office:value="40000661" calcext:value-type="float">
            <text:p>40000661</text:p>
          </table:table-cell>
          <table:table-cell table:formula="of:=[.B35]-[.H35]" office:value-type="float" office:value="9999339" calcext:value-type="float">
            <text:p>9999339</text:p>
          </table:table-cell>
          <table:table-cell table:formula="of:=[.H35]/[.B35]" office:value-type="float" office:value="0.80001322" calcext:value-type="float">
            <text:p>0.80001322</text:p>
          </table:table-cell>
          <table:table-cell office:value-type="float" office:value="79053" calcext:value-type="float">
            <text:p>79053</text:p>
          </table:table-cell>
          <table:table-cell table:formula="of:=[.K35]/1000" office:value-type="float" office:value="79.053" calcext:value-type="float">
            <text:p>79.053</text:p>
          </table:table-cell>
          <table:table-cell table:formula="of:=[.K35]/[.B35]" office:value-type="float" office:value="0.00158106" calcext:value-type="float">
            <text:p>0.00158106</text:p>
          </table:table-cell>
          <table:table-cell table:formula="of:=[.L35]/[.B35]" office:value-type="float" office:value="0.00000158106" calcext:value-type="float">
            <text:p>1.58E-06</text:p>
          </table:table-cell>
          <table:table-cell office:value-type="float" office:value="40000919" calcext:value-type="float">
            <text:p>40000919</text:p>
          </table:table-cell>
          <table:table-cell table:formula="of:=[.B35]-[.O35]" office:value-type="float" office:value="9999081" calcext:value-type="float">
            <text:p>9999081</text:p>
          </table:table-cell>
          <table:table-cell table:formula="of:=[.O35]/[.B35]" office:value-type="float" office:value="0.80001838" calcext:value-type="float">
            <text:p>0.800018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" calcext:value-type="float">
            <text:p>0</text:p>
          </table:table-cell>
          <table:table-cell table:formula="of:=([.E2] + [.E9] + [.E16] + [.E23] + [.E30])/5" office:value-type="float" office:value="0" calcext:value-type="float">
            <text:p>0</text:p>
          </table:table-cell>
          <table:table-cell table:formula="of:=([.F2] + [.F9] + [.F16] + [.F23] + [.F30])/5" office:value-type="float" office:value="0" calcext:value-type="float">
            <text:p>0</text:p>
          </table:table-cell>
          <table:table-cell table:style-name="Default" table:formula="of:=([.G2] + [.G9] + [.G16] + [.G23] + [.G30])/5" office:value-type="float" office:value="0" calcext:value-type="float">
            <text:p>0</text:p>
          </table:table-cell>
          <table:table-cell table:formula="of:=([.H2] + [.H9] + [.H16] + [.H23] + [.H30])/5" office:value-type="float" office:value="351.2" calcext:value-type="float">
            <text:p>351.2</text:p>
          </table:table-cell>
          <table:table-cell table:formula="of:=([.I2] + [.I9] + [.I16] + [.I23] + [.I30])/5" office:value-type="float" office:value="148.8" calcext:value-type="float">
            <text:p>148.8</text:p>
          </table:table-cell>
          <table:table-cell table:formula="of:=([.J2] + [.J9] + [.J16] + [.J23] + [.J30])/5" office:value-type="float" office:value="0.7024" calcext:value-type="float">
            <text:p>0.7024</text:p>
          </table:table-cell>
          <table:table-cell table:formula="of:=([.K2] + [.K9] + [.K16] + [.K23] + [.K30])/5" office:value-type="float" office:value="1" calcext:value-type="float">
            <text:p>1</text:p>
          </table:table-cell>
          <table:table-cell table:formula="of:=([.L2] + [.L9] + [.L16] + [.L23] + [.L30])/5" office:value-type="float" office:value="0.001" calcext:value-type="float">
            <text:p>0.001</text:p>
          </table:table-cell>
          <table:table-cell table:formula="of:=([.M2] + [.M9] + [.M16] + [.M23] + [.M30])/5" office:value-type="float" office:value="0.002" calcext:value-type="float">
            <text:p>0.002</text:p>
          </table:table-cell>
          <table:table-cell table:style-name="Default" table:formula="of:=([.N2] + [.N9] + [.N16] + [.N23] + [.N30])/5" office:value-type="float" office:value="0.000002" calcext:value-type="float">
            <text:p>2E-06</text:p>
          </table:table-cell>
          <table:table-cell table:formula="of:=([.O2] + [.O9] + [.O16] + [.O23] + [.O30])/5" office:value-type="float" office:value="336.2" calcext:value-type="float">
            <text:p>336.2</text:p>
          </table:table-cell>
          <table:table-cell table:formula="of:=([.P2] + [.P9] + [.P16] + [.P23] + [.P30])/5" office:value-type="float" office:value="163.8" calcext:value-type="float">
            <text:p>163.8</text:p>
          </table:table-cell>
          <table:table-cell table:formula="of:=([.Q2] + [.Q9] + [.Q16] + [.Q23] + [.Q30])/5" office:value-type="float" office:value="0.6724" calcext:value-type="float">
            <text:p>0.67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3903" calcext:value-type="float">
            <text:p>3903</text:p>
          </table:table-cell>
          <table:table-cell table:formula="of:=([.I3] + [.I10] + [.I17] + [.I24] + [.I31])/5" office:value-type="float" office:value="1097" calcext:value-type="float">
            <text:p>1097</text:p>
          </table:table-cell>
          <table:table-cell table:formula="of:=([.J3] + [.J10] + [.J17] + [.J24] + [.J31])/5" office:value-type="float" office:value="0.7806" calcext:value-type="float">
            <text:p>0.7806</text:p>
          </table:table-cell>
          <table:table-cell table:formula="of:=([.K3] + [.K10] + [.K17] + [.K24] + [.K31])/5" office:value-type="float" office:value="8.6" calcext:value-type="float">
            <text:p>8.6</text:p>
          </table:table-cell>
          <table:table-cell table:formula="of:=([.L3] + [.L10] + [.L17] + [.L24] + [.L31])/5" office:value-type="float" office:value="0.0086" calcext:value-type="float">
            <text:p>0.0086</text:p>
          </table:table-cell>
          <table:table-cell table:formula="of:=([.M3] + [.M10] + [.M17] + [.M24] + [.M31])/5" office:value-type="float" office:value="0.00172" calcext:value-type="float">
            <text:p>0.00172</text:p>
          </table:table-cell>
          <table:table-cell table:style-name="Default" table:formula="of:=([.N3] + [.N10] + [.N17] + [.N24] + [.N31])/5" office:value-type="float" office:value="0.00000172" calcext:value-type="float">
            <text:p>1.72E-06</text:p>
          </table:table-cell>
          <table:table-cell table:formula="of:=([.O3] + [.O10] + [.O17] + [.O24] + [.O31])/5" office:value-type="float" office:value="3948" calcext:value-type="float">
            <text:p>3948</text:p>
          </table:table-cell>
          <table:table-cell table:formula="of:=([.P3] + [.P10] + [.P17] + [.P24] + [.P31])/5" office:value-type="float" office:value="1052" calcext:value-type="float">
            <text:p>1052</text:p>
          </table:table-cell>
          <table:table-cell table:formula="of:=([.Q3] + [.Q10] + [.Q17] + [.Q24] + [.Q31])/5" office:value-type="float" office:value="0.7896" calcext:value-type="float">
            <text:p>0.78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0.2" calcext:value-type="float">
            <text:p>30.2</text:p>
          </table:table-cell>
          <table:table-cell table:formula="of:=([.E4] + [.E11] + [.E18] + [.E25] + [.E32])/5" office:value-type="float" office:value="0.0302" calcext:value-type="float">
            <text:p>0.0302</text:p>
          </table:table-cell>
          <table:table-cell table:formula="of:=([.F4] + [.F11] + [.F18] + [.F25] + [.F32])/5" office:value-type="float" office:value="0.000604" calcext:value-type="float">
            <text:p>0.000604</text:p>
          </table:table-cell>
          <table:table-cell table:style-name="Default" table:formula="of:=([.G4] + [.G11] + [.G18] + [.G25] + [.G32])/5" office:value-type="float" office:value="0.000000604" calcext:value-type="float">
            <text:p>6.04E-07</text:p>
          </table:table-cell>
          <table:table-cell table:formula="of:=([.H4] + [.H11] + [.H18] + [.H25] + [.H32])/5" office:value-type="float" office:value="39972" calcext:value-type="float">
            <text:p>39972</text:p>
          </table:table-cell>
          <table:table-cell table:formula="of:=([.I4] + [.I11] + [.I18] + [.I25] + [.I32])/5" office:value-type="float" office:value="10028" calcext:value-type="float">
            <text:p>10028</text:p>
          </table:table-cell>
          <table:table-cell table:formula="of:=([.J4] + [.J11] + [.J18] + [.J25] + [.J32])/5" office:value-type="float" office:value="0.79944" calcext:value-type="float">
            <text:p>0.79944</text:p>
          </table:table-cell>
          <table:table-cell table:formula="of:=([.K4] + [.K11] + [.K18] + [.K25] + [.K32])/5" office:value-type="float" office:value="82.2" calcext:value-type="float">
            <text:p>82.2</text:p>
          </table:table-cell>
          <table:table-cell table:formula="of:=([.L4] + [.L11] + [.L18] + [.L25] + [.L32])/5" office:value-type="float" office:value="0.0822" calcext:value-type="float">
            <text:p>0.0822</text:p>
          </table:table-cell>
          <table:table-cell table:formula="of:=([.M4] + [.M11] + [.M18] + [.M25] + [.M32])/5" office:value-type="float" office:value="0.001644" calcext:value-type="float">
            <text:p>0.001644</text:p>
          </table:table-cell>
          <table:table-cell table:style-name="Default" table:formula="of:=([.N4] + [.N11] + [.N18] + [.N25] + [.N32])/5" office:value-type="float" office:value="0.000001644" calcext:value-type="float">
            <text:p>1.644E-06</text:p>
          </table:table-cell>
          <table:table-cell table:formula="of:=([.O4] + [.O11] + [.O18] + [.O25] + [.O32])/5" office:value-type="float" office:value="39822" calcext:value-type="float">
            <text:p>39822</text:p>
          </table:table-cell>
          <table:table-cell table:formula="of:=([.P4] + [.P11] + [.P18] + [.P25] + [.P32])/5" office:value-type="float" office:value="10178" calcext:value-type="float">
            <text:p>10178</text:p>
          </table:table-cell>
          <table:table-cell table:formula="of:=([.Q4] + [.Q11] + [.Q18] + [.Q25] + [.Q32])/5" office:value-type="float" office:value="0.79644" calcext:value-type="float">
            <text:p>0.796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284.2" calcext:value-type="float">
            <text:p>284.2</text:p>
          </table:table-cell>
          <table:table-cell table:formula="of:=([.E5] + [.E12] + [.E19] + [.E26] + [.E33])/5" office:value-type="float" office:value="0.2842" calcext:value-type="float">
            <text:p>0.2842</text:p>
          </table:table-cell>
          <table:table-cell table:formula="of:=([.F5] + [.F12] + [.F19] + [.F26] + [.F33])/5" office:value-type="float" office:value="0.0005684" calcext:value-type="float">
            <text:p>0.0005684</text:p>
          </table:table-cell>
          <table:table-cell table:style-name="Default" table:formula="of:=([.G5] + [.G12] + [.G19] + [.G26] + [.G33])/5" office:value-type="float" office:value="0.0000005684" calcext:value-type="float">
            <text:p>5.684E-07</text:p>
          </table:table-cell>
          <table:table-cell table:formula="of:=([.H5] + [.H12] + [.H19] + [.H26] + [.H33])/5" office:value-type="float" office:value="399886.2" calcext:value-type="float">
            <text:p>399886.2</text:p>
          </table:table-cell>
          <table:table-cell table:formula="of:=([.I5] + [.I12] + [.I19] + [.I26] + [.I33])/5" office:value-type="float" office:value="100113.8" calcext:value-type="float">
            <text:p>100113.8</text:p>
          </table:table-cell>
          <table:table-cell table:formula="of:=([.J5] + [.J12] + [.J19] + [.J26] + [.J33])/5" office:value-type="float" office:value="0.7997724" calcext:value-type="float">
            <text:p>0.7997724</text:p>
          </table:table-cell>
          <table:table-cell table:formula="of:=([.K5] + [.K12] + [.K19] + [.K26] + [.K33])/5" office:value-type="float" office:value="818.4" calcext:value-type="float">
            <text:p>818.4</text:p>
          </table:table-cell>
          <table:table-cell table:formula="of:=([.L5] + [.L12] + [.L19] + [.L26] + [.L33])/5" office:value-type="float" office:value="0.8184" calcext:value-type="float">
            <text:p>0.8184</text:p>
          </table:table-cell>
          <table:table-cell table:formula="of:=([.M5] + [.M12] + [.M19] + [.M26] + [.M33])/5" office:value-type="float" office:value="0.0016368" calcext:value-type="float">
            <text:p>0.0016368</text:p>
          </table:table-cell>
          <table:table-cell table:style-name="Default" table:formula="of:=([.N5] + [.N12] + [.N19] + [.N26] + [.N33])/5" office:value-type="float" office:value="0.0000016368" calcext:value-type="float">
            <text:p>1.6368E-06</text:p>
          </table:table-cell>
          <table:table-cell table:formula="of:=([.O5] + [.O12] + [.O19] + [.O26] + [.O33])/5" office:value-type="float" office:value="399868" calcext:value-type="float">
            <text:p>399868</text:p>
          </table:table-cell>
          <table:table-cell table:formula="of:=([.P5] + [.P12] + [.P19] + [.P26] + [.P33])/5" office:value-type="float" office:value="100132" calcext:value-type="float">
            <text:p>100132</text:p>
          </table:table-cell>
          <table:table-cell table:formula="of:=([.Q5] + [.Q12] + [.Q19] + [.Q26] + [.Q33])/5" office:value-type="float" office:value="0.799736" calcext:value-type="float">
            <text:p>0.7997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2732.6" calcext:value-type="float">
            <text:p>2732.6</text:p>
          </table:table-cell>
          <table:table-cell table:formula="of:=([.E6] + [.E13] + [.E20] + [.E27] + [.E34])/5" office:value-type="float" office:value="2.7326" calcext:value-type="float">
            <text:p>2.7326</text:p>
          </table:table-cell>
          <table:table-cell table:formula="of:=([.F6] + [.F13] + [.F20] + [.F27] + [.F34])/5" office:value-type="float" office:value="0.00054652" calcext:value-type="float">
            <text:p>0.00054652</text:p>
          </table:table-cell>
          <table:table-cell table:style-name="Default" table:formula="of:=([.G6] + [.G13] + [.G20] + [.G27] + [.G34])/5" office:value-type="float" office:value="0.00000054652" calcext:value-type="float">
            <text:p>5.4652E-07</text:p>
          </table:table-cell>
          <table:table-cell table:formula="of:=([.H6] + [.H13] + [.H20] + [.H27] + [.H34])/5" office:value-type="float" office:value="4000532.4" calcext:value-type="float">
            <text:p>4000532.4</text:p>
          </table:table-cell>
          <table:table-cell table:formula="of:=([.I6] + [.I13] + [.I20] + [.I27] + [.I34])/5" office:value-type="float" office:value="999467.6" calcext:value-type="float">
            <text:p>999467.6</text:p>
          </table:table-cell>
          <table:table-cell table:formula="of:=([.J6] + [.J13] + [.J20] + [.J27] + [.J34])/5" office:value-type="float" office:value="0.80010648" calcext:value-type="float">
            <text:p>0.80010648</text:p>
          </table:table-cell>
          <table:table-cell table:formula="of:=([.K6] + [.K13] + [.K20] + [.K27] + [.K34])/5" office:value-type="float" office:value="7935.4" calcext:value-type="float">
            <text:p>7935.4</text:p>
          </table:table-cell>
          <table:table-cell table:formula="of:=([.L6] + [.L13] + [.L20] + [.L27] + [.L34])/5" office:value-type="float" office:value="7.9354" calcext:value-type="float">
            <text:p>7.9354</text:p>
          </table:table-cell>
          <table:table-cell table:formula="of:=([.M6] + [.M13] + [.M20] + [.M27] + [.M34])/5" office:value-type="float" office:value="0.00158708" calcext:value-type="float">
            <text:p>0.00158708</text:p>
          </table:table-cell>
          <table:table-cell table:style-name="Default" table:formula="of:=([.N6] + [.N13] + [.N20] + [.N27] + [.N34])/5" office:value-type="float" office:value="0.00000158708" calcext:value-type="float">
            <text:p>1.58708E-06</text:p>
          </table:table-cell>
          <table:table-cell table:formula="of:=([.O6] + [.O13] + [.O20] + [.O27] + [.O34])/5" office:value-type="float" office:value="3999821.8" calcext:value-type="float">
            <text:p>3999821.8</text:p>
          </table:table-cell>
          <table:table-cell table:formula="of:=([.P6] + [.P13] + [.P20] + [.P27] + [.P34])/5" office:value-type="float" office:value="1000178.2" calcext:value-type="float">
            <text:p>1000178.2</text:p>
          </table:table-cell>
          <table:table-cell table:formula="of:=([.Q6] + [.Q13] + [.Q20] + [.Q27] + [.Q34])/5" office:value-type="float" office:value="0.79996436" calcext:value-type="float">
            <text:p>0.799964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26952.8" calcext:value-type="float">
            <text:p>26952.8</text:p>
          </table:table-cell>
          <table:table-cell table:formula="of:=([.E7] + [.E14] + [.E21] + [.E28] + [.E35])/5" office:value-type="float" office:value="26.9528" calcext:value-type="float">
            <text:p>26.9528</text:p>
          </table:table-cell>
          <table:table-cell table:formula="of:=([.F7] + [.F14] + [.F21] + [.F28] + [.F35])/5" office:value-type="float" office:value="0.000539056" calcext:value-type="float">
            <text:p>0.000539056</text:p>
          </table:table-cell>
          <table:table-cell table:style-name="Default" table:formula="of:=([.G7] + [.G14] + [.G21] + [.G28] + [.G35])/5" office:value-type="float" office:value="0.000000539056" calcext:value-type="float">
            <text:p>5.39056E-07</text:p>
          </table:table-cell>
          <table:table-cell table:formula="of:=([.H7] + [.H14] + [.H21] + [.H28] + [.H35])/5" office:value-type="float" office:value="40001496.2" calcext:value-type="float">
            <text:p>40001496.2</text:p>
          </table:table-cell>
          <table:table-cell table:formula="of:=([.I7] + [.I14] + [.I21] + [.I28] + [.I35])/5" office:value-type="float" office:value="9998503.8" calcext:value-type="float">
            <text:p>9998503.8</text:p>
          </table:table-cell>
          <table:table-cell table:formula="of:=([.J7] + [.J14] + [.J21] + [.J28] + [.J35])/5" office:value-type="float" office:value="0.800029924" calcext:value-type="float">
            <text:p>0.800029924</text:p>
          </table:table-cell>
          <table:table-cell table:formula="of:=([.K7] + [.K14] + [.K21] + [.K28] + [.K35])/5" office:value-type="float" office:value="79454.4" calcext:value-type="float">
            <text:p>79454.4</text:p>
          </table:table-cell>
          <table:table-cell table:formula="of:=([.L7] + [.L14] + [.L21] + [.L28] + [.L35])/5" office:value-type="float" office:value="79.4544" calcext:value-type="float">
            <text:p>79.4544</text:p>
          </table:table-cell>
          <table:table-cell table:formula="of:=([.M7] + [.M14] + [.M21] + [.M28] + [.M35])/5" office:value-type="float" office:value="0.001589088" calcext:value-type="float">
            <text:p>0.001589088</text:p>
          </table:table-cell>
          <table:table-cell table:style-name="Default" table:formula="of:=([.N7] + [.N14] + [.N21] + [.N28] + [.N35])/5" office:value-type="float" office:value="0.000001589088" calcext:value-type="float">
            <text:p>1.589088E-06</text:p>
          </table:table-cell>
          <table:table-cell table:formula="of:=([.O7] + [.O14] + [.O21] + [.O28] + [.O35])/5" office:value-type="float" office:value="39999996" calcext:value-type="float">
            <text:p>39999996</text:p>
          </table:table-cell>
          <table:table-cell table:formula="of:=([.P7] + [.P14] + [.P21] + [.P28] + [.P35])/5" office:value-type="float" office:value="10000004" calcext:value-type="float">
            <text:p>10000004</text:p>
          </table:table-cell>
          <table:table-cell table:formula="of:=([.Q7] + [.Q14] + [.Q21] + [.Q28] + [.Q35])/5" office:value-type="float" office:value="0.79999992" calcext:value-type="float">
            <text:p>0.79999992</text:p>
          </table:table-cell>
        </table:table-row>
      </table:table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table:formula="of:=[.B35]-[.O35]" office:value-type="float" office:value="30003085" calcext:value-type="float">
            <text:p>30003085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float" office:value="30000100.4" calcext:value-type="float">
            <text:p>30000100.4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3416" calcext:value-type="float">
            <text:p>53416</text:p>
          </table:table-cell>
          <table:table-cell table:formula="of:=[.D20]/1000" office:value-type="float" office:value="53.416" calcext:value-type="float">
            <text:p>53.416</text:p>
          </table:table-cell>
          <table:table-cell table:formula="of:=[.D20]/[.B20]" office:value-type="float" office:value="0.00106832" calcext:value-type="float">
            <text:p>0.00106832</text:p>
          </table:table-cell>
          <table:table-cell table:formula="of:=[.E20]/[.B20]" office:value-type="float" office:value="0.00000106832" calcext:value-type="float">
            <text:p>1.07E-06</text:p>
          </table:table-cell>
          <table:table-cell office:value-type="float" office:value="21806845" calcext:value-type="float">
            <text:p>21806845</text:p>
          </table:table-cell>
          <table:table-cell table:formula="of:=[.B20]-[.H20]" office:value-type="float" office:value="28193155" calcext:value-type="float">
            <text:p>28193155</text:p>
          </table:table-cell>
          <table:table-cell table:formula="of:=[.H20]/([.H20]+[.I20])" office:value-type="float" office:value="0.4361369" calcext:value-type="float">
            <text:p>0.4361369</text:p>
          </table:table-cell>
          <table:table-cell table:style-name="ce2" office:value-type="float" office:value="10443200" calcext:value-type="float">
            <text:p>1.04E+07</text:p>
          </table:table-cell>
          <table:table-cell table:formula="of:=[.K20]/1000" office:value-type="float" office:value="10443.2" calcext:value-type="float">
            <text:p>10443.2</text:p>
          </table:table-cell>
          <table:table-cell table:formula="of:=[.K20]/[.B20]" office:value-type="float" office:value="0.208864" calcext:value-type="float">
            <text:p>0.208864</text:p>
          </table:table-cell>
          <table:table-cell table:formula="of:=[.L20]/[.B20]" office:value-type="float" office:value="0.000208864" calcext:value-type="float">
            <text:p>2.09E-04</text:p>
          </table:table-cell>
          <table:table-cell office:value-type="float" office:value="21799043" calcext:value-type="float">
            <text:p>21799043</text:p>
          </table:table-cell>
          <table:table-cell table:formula="of:=[.B20]-[.O20]" office:value-type="float" office:value="28200957" calcext:value-type="float">
            <text:p>28200957</text:p>
          </table:table-cell>
          <table:table-cell table:formula="of:=[.O20]/([.O20]+[.P20])" office:value-type="float" office:value="0.43598086" calcext:value-type="float">
            <text:p>0.435980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788" calcext:value-type="float">
            <text:p>47788</text:p>
          </table:table-cell>
          <table:table-cell table:formula="of:=[.D25]/1000" office:value-type="float" office:value="47.788" calcext:value-type="float">
            <text:p>47.788</text:p>
          </table:table-cell>
          <table:table-cell table:formula="of:=[.D25]/[.B25]" office:value-type="float" office:value="0.00095576" calcext:value-type="float">
            <text:p>0.00095576</text:p>
          </table:table-cell>
          <table:table-cell table:formula="of:=[.E25]/[.B25]" office:value-type="float" office:value="0.00000095576" calcext:value-type="float">
            <text:p>9.56E-07</text:p>
          </table:table-cell>
          <table:table-cell office:value-type="float" office:value="21801236" calcext:value-type="float">
            <text:p>21801236</text:p>
          </table:table-cell>
          <table:table-cell table:formula="of:=[.B25]-[.H25]" office:value-type="float" office:value="28198764" calcext:value-type="float">
            <text:p>28198764</text:p>
          </table:table-cell>
          <table:table-cell table:formula="of:=[.H25]/([.H25]+[.I25])" office:value-type="float" office:value="0.43602472" calcext:value-type="float">
            <text:p>0.43602472</text:p>
          </table:table-cell>
          <table:table-cell table:style-name="ce2" office:value-type="float" office:value="9142640" calcext:value-type="float">
            <text:p>9.14E+06</text:p>
          </table:table-cell>
          <table:table-cell table:formula="of:=[.K25]/1000" office:value-type="float" office:value="9142.64" calcext:value-type="float">
            <text:p>9142.64</text:p>
          </table:table-cell>
          <table:table-cell table:formula="of:=[.K25]/[.B25]" office:value-type="float" office:value="0.1828528" calcext:value-type="float">
            <text:p>0.1828528</text:p>
          </table:table-cell>
          <table:table-cell table:formula="of:=[.L25]/[.B25]" office:value-type="float" office:value="0.0001828528" calcext:value-type="float">
            <text:p>1.83E-04</text:p>
          </table:table-cell>
          <table:table-cell office:value-type="float" office:value="21801817" calcext:value-type="float">
            <text:p>21801817</text:p>
          </table:table-cell>
          <table:table-cell table:formula="of:=[.B25]-[.O25]" office:value-type="float" office:value="28198183" calcext:value-type="float">
            <text:p>28198183</text:p>
          </table:table-cell>
          <table:table-cell table:formula="of:=[.O25]/([.O25]+[.P25])" office:value-type="float" office:value="0.43603634" calcext:value-type="float">
            <text:p>0.436036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51948" calcext:value-type="float">
            <text:p>51948</text:p>
          </table:table-cell>
          <table:table-cell table:formula="of:=([.E5] + [.E10] + [.E15] + [.E20] + [.E25])/5" office:value-type="float" office:value="51.948" calcext:value-type="float">
            <text:p>51.948</text:p>
          </table:table-cell>
          <table:table-cell table:formula="of:=([.F5] + [.F10] + [.F15] + [.F20] + [.F25])/5" office:value-type="float" office:value="0.00103896" calcext:value-type="float">
            <text:p>0.00103896</text:p>
          </table:table-cell>
          <table:table-cell table:style-name="Default" table:formula="of:=([.G5] + [.G10] + [.G15] + [.G20] + [.G25])/5" office:value-type="float" office:value="0.00000103896" calcext:value-type="float">
            <text:p>1.03896E-06</text:p>
          </table:table-cell>
          <table:table-cell table:formula="of:=([.H5] + [.H10] + [.H15] + [.H20] + [.H25])/5" office:value-type="float" office:value="21803870.8" calcext:value-type="float">
            <text:p>21803870.8</text:p>
          </table:table-cell>
          <table:table-cell table:formula="of:=([.I5] + [.I10] + [.I15] + [.I20] + [.I25])/5" office:value-type="float" office:value="28196129.2" calcext:value-type="float">
            <text:p>28196129.2</text:p>
          </table:table-cell>
          <table:table-cell table:formula="of:=([.J5] + [.J10] + [.J15] + [.J20] + [.J25])/5" office:value-type="float" office:value="0.436077416" calcext:value-type="float">
            <text:p>0.436077416</text:p>
          </table:table-cell>
          <table:table-cell table:formula="of:=([.K5] + [.K10] + [.K15] + [.K20] + [.K25])/5" office:value-type="float" office:value="9594102" calcext:value-type="float">
            <text:p>9594102</text:p>
          </table:table-cell>
          <table:table-cell table:formula="of:=([.L5] + [.L10] + [.L15] + [.L20] + [.L25])/5" office:value-type="float" office:value="9594.102" calcext:value-type="float">
            <text:p>9594.102</text:p>
          </table:table-cell>
          <table:table-cell table:formula="of:=([.M5] + [.M10] + [.M15] + [.M20] + [.M25])/5" office:value-type="float" office:value="0.19188204" calcext:value-type="float">
            <text:p>0.19188204</text:p>
          </table:table-cell>
          <table:table-cell table:style-name="Default" table:formula="of:=([.N5] + [.N10] + [.N15] + [.N20] + [.N25])/5" office:value-type="float" office:value="0.00019188204" calcext:value-type="float">
            <text:p>0.00019188204</text:p>
          </table:table-cell>
          <table:table-cell table:formula="of:=([.O5] + [.O10] + [.O15] + [.O20] + [.O25])/5" office:value-type="float" office:value="21803659.2" calcext:value-type="float">
            <text:p>21803659.2</text:p>
          </table:table-cell>
          <table:table-cell table:formula="of:=([.P5] + [.P10] + [.P15] + [.P20] + [.P25])/5" office:value-type="float" office:value="28196340.8" calcext:value-type="float">
            <text:p>28196340.8</text:p>
          </table:table-cell>
          <table:table-cell table:formula="of:=([.Q5] + [.Q10] + [.Q15] + [.Q20] + [.Q25])/5" office:value-type="float" office:value="0.436073184" calcext:value-type="float">
            <text:p>0.43607318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 office:value-type="float" office:value="69" calcext:value-type="float">
            <text:p>69</text:p>
          </table:table-cell>
          <table:table-cell table:formula="of:=[.D2]/1000" office:value-type="float" office:value="0.069" calcext:value-type="float">
            <text:p>0.069</text:p>
          </table:table-cell>
          <table:table-cell table:formula="of:=[.D2]/[.B2]" office:value-type="float" office:value="0.00138" calcext:value-type="float">
            <text:p>0.00138</text:p>
          </table:table-cell>
          <table:table-cell table:formula="of:=[.E2]/[.B2]" office:value-type="float" office:value="0.00000138" calcext:value-type="float">
            <text:p>1.38E-06</text:p>
          </table:table-cell>
          <table:table-cell office:value-type="float" office:value="13523" calcext:value-type="float">
            <text:p>13523</text:p>
          </table:table-cell>
          <table:table-cell table:formula="of:=[.B2]-[.H2]" office:value-type="float" office:value="36477" calcext:value-type="float">
            <text:p>36477</text:p>
          </table:table-cell>
          <table:table-cell table:formula="of:=[.H2]/([.H2]+[.I2])" office:value-type="float" office:value="0.27046" calcext:value-type="float">
            <text:p>0.27046</text:p>
          </table:table-cell>
          <table:table-cell office:value-type="float" office:value="8939" calcext:value-type="float">
            <text:p>8939</text:p>
          </table:table-cell>
          <table:table-cell table:formula="of:=[.K2]/1000" office:value-type="float" office:value="8.939" calcext:value-type="float">
            <text:p>8.939</text:p>
          </table:table-cell>
          <table:table-cell table:formula="of:=[.K2]/[.B2]" office:value-type="float" office:value="0.17878" calcext:value-type="float">
            <text:p>0.17878</text:p>
          </table:table-cell>
          <table:table-cell table:formula="of:=[.L2]/[.B2]" office:value-type="float" office:value="0.00017878" calcext:value-type="float">
            <text:p>1.79E-04</text:p>
          </table:table-cell>
          <table:table-cell office:value-type="float" office:value="13466" calcext:value-type="float">
            <text:p>13466</text:p>
          </table:table-cell>
          <table:table-cell table:formula="of:=[.B2]-[.O2]" office:value-type="float" office:value="36534" calcext:value-type="float">
            <text:p>36534</text:p>
          </table:table-cell>
          <table:table-cell table:formula="of:=[.O2]/([.O2]+[.P2])"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 office:value-type="float" office:value="453" calcext:value-type="float">
            <text:p>453</text:p>
          </table:table-cell>
          <table:table-cell table:formula="of:=[.D3]/1000" office:value-type="float" office:value="0.453" calcext:value-type="float">
            <text:p>0.453</text:p>
          </table:table-cell>
          <table:table-cell table:formula="of:=[.D3]/[.B3]" office:value-type="float" office:value="0.000906" calcext:value-type="float">
            <text:p>0.000906</text:p>
          </table:table-cell>
          <table:table-cell table:formula="of:=[.E3]/[.B3]" office:value-type="float" office:value="0.000000906" calcext:value-type="float">
            <text:p>9.06E-07</text:p>
          </table:table-cell>
          <table:table-cell office:value-type="float" office:value="150910" calcext:value-type="float">
            <text:p>150910</text:p>
          </table:table-cell>
          <table:table-cell table:formula="of:=[.B3]-[.H3]" office:value-type="float" office:value="349090" calcext:value-type="float">
            <text:p>349090</text:p>
          </table:table-cell>
          <table:table-cell table:formula="of:=[.H3]/([.H3]+[.I3])" office:value-type="float" office:value="0.30182" calcext:value-type="float">
            <text:p>0.30182</text:p>
          </table:table-cell>
          <table:table-cell office:value-type="float" office:value="97056" calcext:value-type="float">
            <text:p>97056</text:p>
          </table:table-cell>
          <table:table-cell table:formula="of:=[.K3]/1000" office:value-type="float" office:value="97.056" calcext:value-type="float">
            <text:p>97.056</text:p>
          </table:table-cell>
          <table:table-cell table:formula="of:=[.K3]/[.B3]" office:value-type="float" office:value="0.194112" calcext:value-type="float">
            <text:p>0.194112</text:p>
          </table:table-cell>
          <table:table-cell table:formula="of:=[.L3]/[.B3]" office:value-type="float" office:value="0.000194112" calcext:value-type="float">
            <text:p>1.94E-04</text:p>
          </table:table-cell>
          <table:table-cell office:value-type="float" office:value="150290" calcext:value-type="float">
            <text:p>150290</text:p>
          </table:table-cell>
          <table:table-cell table:formula="of:=[.B3]-[.O3]" office:value-type="float" office:value="349710" calcext:value-type="float">
            <text:p>349710</text:p>
          </table:table-cell>
          <table:table-cell table:formula="of:=[.O3]/([.O3]+[.P3])" office:value-type="float" office:value="0.30058" calcext:value-type="float">
            <text:p>0.30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 office:value-type="float" office:value="4621" calcext:value-type="float">
            <text:p>4621</text:p>
          </table:table-cell>
          <table:table-cell table:formula="of:=[.D4]/1000" office:value-type="float" office:value="4.621" calcext:value-type="float">
            <text:p>4.621</text:p>
          </table:table-cell>
          <table:table-cell table:formula="of:=[.D4]/[.B4]" office:value-type="float" office:value="0.0009242" calcext:value-type="float">
            <text:p>0.0009242</text:p>
          </table:table-cell>
          <table:table-cell table:formula="of:=[.E4]/[.B4]" office:value-type="float" office:value="0.0000009242" calcext:value-type="float">
            <text:p>9.24E-07</text:p>
          </table:table-cell>
          <table:table-cell office:value-type="float" office:value="1525183" calcext:value-type="float">
            <text:p>1525183</text:p>
          </table:table-cell>
          <table:table-cell table:formula="of:=[.B4]-[.H4]" office:value-type="float" office:value="3474817" calcext:value-type="float">
            <text:p>3474817</text:p>
          </table:table-cell>
          <table:table-cell table:formula="of:=[.H4]/([.H4]+[.I4])" office:value-type="float" office:value="0.3050366" calcext:value-type="float">
            <text:p>0.3050366</text:p>
          </table:table-cell>
          <table:table-cell office:value-type="float" office:value="987296" calcext:value-type="float">
            <text:p>987296</text:p>
          </table:table-cell>
          <table:table-cell table:formula="of:=[.K4]/1000" office:value-type="float" office:value="987.296" calcext:value-type="float">
            <text:p>987.296</text:p>
          </table:table-cell>
          <table:table-cell table:formula="of:=[.K4]/[.B4]" office:value-type="float" office:value="0.1974592" calcext:value-type="float">
            <text:p>0.1974592</text:p>
          </table:table-cell>
          <table:table-cell table:formula="of:=[.L4]/[.B4]" office:value-type="float" office:value="0.0001974592" calcext:value-type="float">
            <text:p>1.97E-04</text:p>
          </table:table-cell>
          <table:table-cell office:value-type="float" office:value="1524097" calcext:value-type="float">
            <text:p>1524097</text:p>
          </table:table-cell>
          <table:table-cell table:formula="of:=[.B4]-[.O4]" office:value-type="float" office:value="3475903" calcext:value-type="float">
            <text:p>3475903</text:p>
          </table:table-cell>
          <table:table-cell table:formula="of:=[.O4]/([.O4]+[.P4])" office:value-type="float" office:value="0.3048194" calcext:value-type="float">
            <text:p>0.3048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 office:value-type="float" office:value="45262" calcext:value-type="float">
            <text:p>45262</text:p>
          </table:table-cell>
          <table:table-cell table:formula="of:=[.D5]/1000" office:value-type="float" office:value="45.262" calcext:value-type="float">
            <text:p>45.262</text:p>
          </table:table-cell>
          <table:table-cell table:formula="of:=[.D5]/[.B5]" office:value-type="float" office:value="0.00090524" calcext:value-type="float">
            <text:p>0.00090524</text:p>
          </table:table-cell>
          <table:table-cell table:formula="of:=[.E5]/[.B5]" office:value-type="float" office:value="0.00000090524" calcext:value-type="float">
            <text:p>9.05E-07</text:p>
          </table:table-cell>
          <table:table-cell office:value-type="float" office:value="15253907" calcext:value-type="float">
            <text:p>15253907</text:p>
          </table:table-cell>
          <table:table-cell table:formula="of:=[.B5]-[.H5]" office:value-type="float" office:value="34746093" calcext:value-type="float">
            <text:p>34746093</text:p>
          </table:table-cell>
          <table:table-cell table:formula="of:=[.H5]/([.H5]+[.I5])" office:value-type="float" office:value="0.30507814" calcext:value-type="float">
            <text:p>0.30507814</text:p>
          </table:table-cell>
          <table:table-cell table:style-name="ce2" office:value-type="float" office:value="9959350" calcext:value-type="float">
            <text:p>9.96E+06</text:p>
          </table:table-cell>
          <table:table-cell table:formula="of:=[.K5]/1000" office:value-type="float" office:value="9959.35" calcext:value-type="float">
            <text:p>9959.35</text:p>
          </table:table-cell>
          <table:table-cell table:formula="of:=[.K5]/[.B5]" office:value-type="float" office:value="0.199187" calcext:value-type="float">
            <text:p>0.199187</text:p>
          </table:table-cell>
          <table:table-cell table:formula="of:=[.L5]/[.B5]" office:value-type="float" office:value="0.000199187" calcext:value-type="float">
            <text:p>1.99E-04</text:p>
          </table:table-cell>
          <table:table-cell office:value-type="float" office:value="15255015" calcext:value-type="float">
            <text:p>15255015</text:p>
          </table:table-cell>
          <table:table-cell table:formula="of:=[.B5]-[.O5]" office:value-type="float" office:value="34744985" calcext:value-type="float">
            <text:p>34744985</text:p>
          </table:table-cell>
          <table:table-cell table:formula="of:=[.O5]/([.O5]+[.P5])" office:value-type="float" office:value="0.3051003" calcext:value-type="float">
            <text:p>0.305100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7]/1000" office:value-type="float" office:value="0.043" calcext:value-type="float">
            <text:p>0.043</text:p>
          </table:table-cell>
          <table:table-cell table:formula="of:=[.D7]/[.B7]" office:value-type="float" office:value="0.00086" calcext:value-type="float">
            <text:p>0.00086</text:p>
          </table:table-cell>
          <table:table-cell table:formula="of:=[.E7]/[.B7]" office:value-type="float" office:value="0.00000086" calcext:value-type="float">
            <text:p>8.60E-07</text:p>
          </table:table-cell>
          <table:table-cell office:value-type="float" office:value="13464" calcext:value-type="float">
            <text:p>13464</text:p>
          </table:table-cell>
          <table:table-cell table:formula="of:=[.B7]-[.H7]" office:value-type="float" office:value="36536" calcext:value-type="float">
            <text:p>36536</text:p>
          </table:table-cell>
          <table:table-cell table:formula="of:=[.H7]/([.H7]+[.I7])" office:value-type="float" office:value="0.26928" calcext:value-type="float">
            <text:p>0.26928</text:p>
          </table:table-cell>
          <table:table-cell office:value-type="float" office:value="8961" calcext:value-type="float">
            <text:p>8961</text:p>
          </table:table-cell>
          <table:table-cell table:formula="of:=[.K7]/1000" office:value-type="float" office:value="8.961" calcext:value-type="float">
            <text:p>8.961</text:p>
          </table:table-cell>
          <table:table-cell table:formula="of:=[.K7]/[.B7]" office:value-type="float" office:value="0.17922" calcext:value-type="float">
            <text:p>0.17922</text:p>
          </table:table-cell>
          <table:table-cell table:formula="of:=[.L7]/[.B7]" office:value-type="float" office:value="0.00017922" calcext:value-type="float">
            <text:p>1.79E-04</text:p>
          </table:table-cell>
          <table:table-cell office:value-type="float" office:value="13535" calcext:value-type="float">
            <text:p>13535</text:p>
          </table:table-cell>
          <table:table-cell table:formula="of:=[.B7]-[.O7]" office:value-type="float" office:value="36465" calcext:value-type="float">
            <text:p>36465</text:p>
          </table:table-cell>
          <table:table-cell table:formula="of:=[.O7]/([.O7]+[.P7])" office:value-type="float" office:value="0.2707" calcext:value-type="float">
            <text:p>0.2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75" calcext:value-type="float">
            <text:p>475</text:p>
          </table:table-cell>
          <table:table-cell table:formula="of:=[.D8]/1000" office:value-type="float" office:value="0.475" calcext:value-type="float">
            <text:p>0.475</text:p>
          </table:table-cell>
          <table:table-cell table:formula="of:=[.D8]/[.B8]" office:value-type="float" office:value="0.00095" calcext:value-type="float">
            <text:p>0.00095</text:p>
          </table:table-cell>
          <table:table-cell table:formula="of:=[.E8]/[.B8]" office:value-type="float" office:value="0.00000095" calcext:value-type="float">
            <text:p>9.50E-07</text:p>
          </table:table-cell>
          <table:table-cell office:value-type="float" office:value="150964" calcext:value-type="float">
            <text:p>150964</text:p>
          </table:table-cell>
          <table:table-cell table:formula="of:=[.B8]-[.H8]" office:value-type="float" office:value="349036" calcext:value-type="float">
            <text:p>349036</text:p>
          </table:table-cell>
          <table:table-cell table:formula="of:=[.H8]/([.H8]+[.I8])" office:value-type="float" office:value="0.301928" calcext:value-type="float">
            <text:p>0.301928</text:p>
          </table:table-cell>
          <table:table-cell office:value-type="float" office:value="97360" calcext:value-type="float">
            <text:p>97360</text:p>
          </table:table-cell>
          <table:table-cell table:formula="of:=[.K8]/1000" office:value-type="float" office:value="97.36" calcext:value-type="float">
            <text:p>97.36</text:p>
          </table:table-cell>
          <table:table-cell table:formula="of:=[.K8]/[.B8]" office:value-type="float" office:value="0.19472" calcext:value-type="float">
            <text:p>0.19472</text:p>
          </table:table-cell>
          <table:table-cell table:formula="of:=[.L8]/[.B8]" office:value-type="float" office:value="0.00019472" calcext:value-type="float">
            <text:p>1.95E-04</text:p>
          </table:table-cell>
          <table:table-cell office:value-type="float" office:value="150838" calcext:value-type="float">
            <text:p>150838</text:p>
          </table:table-cell>
          <table:table-cell table:formula="of:=[.B8]-[.O8]" office:value-type="float" office:value="349162" calcext:value-type="float">
            <text:p>349162</text:p>
          </table:table-cell>
          <table:table-cell table:formula="of:=[.O8]/([.O8]+[.P8])" office:value-type="float" office:value="0.301676" calcext:value-type="float">
            <text:p>0.3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647" calcext:value-type="float">
            <text:p>4647</text:p>
          </table:table-cell>
          <table:table-cell table:formula="of:=[.D9]/1000" office:value-type="float" office:value="4.647" calcext:value-type="float">
            <text:p>4.647</text:p>
          </table:table-cell>
          <table:table-cell table:formula="of:=[.D9]/[.B9]" office:value-type="float" office:value="0.0009294" calcext:value-type="float">
            <text:p>0.0009294</text:p>
          </table:table-cell>
          <table:table-cell table:formula="of:=[.E9]/[.B9]" office:value-type="float" office:value="0.0000009294" calcext:value-type="float">
            <text:p>9.29E-07</text:p>
          </table:table-cell>
          <table:table-cell office:value-type="float" office:value="1522298" calcext:value-type="float">
            <text:p>1522298</text:p>
          </table:table-cell>
          <table:table-cell table:formula="of:=[.B9]-[.H9]" office:value-type="float" office:value="3477702" calcext:value-type="float">
            <text:p>3477702</text:p>
          </table:table-cell>
          <table:table-cell table:formula="of:=[.H9]/([.H9]+[.I9])" office:value-type="float" office:value="0.3044596" calcext:value-type="float">
            <text:p>0.3044596</text:p>
          </table:table-cell>
          <table:table-cell office:value-type="float" office:value="979972" calcext:value-type="float">
            <text:p>979972</text:p>
          </table:table-cell>
          <table:table-cell table:formula="of:=[.K9]/1000" office:value-type="float" office:value="979.972" calcext:value-type="float">
            <text:p>979.972</text:p>
          </table:table-cell>
          <table:table-cell table:formula="of:=[.K9]/[.B9]" office:value-type="float" office:value="0.1959944" calcext:value-type="float">
            <text:p>0.1959944</text:p>
          </table:table-cell>
          <table:table-cell table:formula="of:=[.L9]/[.B9]" office:value-type="float" office:value="0.0001959944" calcext:value-type="float">
            <text:p>1.96E-04</text:p>
          </table:table-cell>
          <table:table-cell office:value-type="float" office:value="1524591" calcext:value-type="float">
            <text:p>1524591</text:p>
          </table:table-cell>
          <table:table-cell table:formula="of:=[.B9]-[.O9]" office:value-type="float" office:value="3475409" calcext:value-type="float">
            <text:p>3475409</text:p>
          </table:table-cell>
          <table:table-cell table:formula="of:=[.O9]/([.O9]+[.P9])" office:value-type="float" office:value="0.3049182" calcext:value-type="float">
            <text:p>0.3049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2592" calcext:value-type="float">
            <text:p>52592</text:p>
          </table:table-cell>
          <table:table-cell table:formula="of:=[.D10]/1000" office:value-type="float" office:value="52.592" calcext:value-type="float">
            <text:p>52.592</text:p>
          </table:table-cell>
          <table:table-cell table:formula="of:=[.D10]/[.B10]" office:value-type="float" office:value="0.00105184" calcext:value-type="float">
            <text:p>0.00105184</text:p>
          </table:table-cell>
          <table:table-cell table:formula="of:=[.E10]/[.B10]" office:value-type="float" office:value="0.00000105184" calcext:value-type="float">
            <text:p>1.05E-06</text:p>
          </table:table-cell>
          <table:table-cell office:value-type="float" office:value="15253371" calcext:value-type="float">
            <text:p>15253371</text:p>
          </table:table-cell>
          <table:table-cell table:formula="of:=[.B10]-[.H10]" office:value-type="float" office:value="34746629" calcext:value-type="float">
            <text:p>34746629</text:p>
          </table:table-cell>
          <table:table-cell table:formula="of:=[.H10]/([.H10]+[.I10])" office:value-type="float" office:value="0.30506742" calcext:value-type="float">
            <text:p>0.30506742</text:p>
          </table:table-cell>
          <table:table-cell table:style-name="ce2" office:value-type="float" office:value="9751440" calcext:value-type="float">
            <text:p>9.75E+06</text:p>
          </table:table-cell>
          <table:table-cell table:formula="of:=[.K10]/1000" office:value-type="float" office:value="9751.44" calcext:value-type="float">
            <text:p>9751.44</text:p>
          </table:table-cell>
          <table:table-cell table:formula="of:=[.K10]/[.B10]" office:value-type="float" office:value="0.1950288" calcext:value-type="float">
            <text:p>0.1950288</text:p>
          </table:table-cell>
          <table:table-cell table:formula="of:=[.L10]/[.B10]" office:value-type="float" office:value="0.0001950288" calcext:value-type="float">
            <text:p>1.95E-04</text:p>
          </table:table-cell>
          <table:table-cell office:value-type="float" office:value="15257197" calcext:value-type="float">
            <text:p>15257197</text:p>
          </table:table-cell>
          <table:table-cell table:formula="of:=[.B10]-[.O10]" office:value-type="float" office:value="34742803" calcext:value-type="float">
            <text:p>34742803</text:p>
          </table:table-cell>
          <table:table-cell table:formula="of:=[.O10]/([.O10]+[.P10])" office:value-type="float" office:value="0.30514394" calcext:value-type="float">
            <text:p>0.3051439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56" calcext:value-type="float">
            <text:p>56</text:p>
          </table:table-cell>
          <table:table-cell table:formula="of:=[.D12]/1000" office:value-type="float" office:value="0.056" calcext:value-type="float">
            <text:p>0.056</text:p>
          </table:table-cell>
          <table:table-cell table:formula="of:=[.D12]/[.B12]" office:value-type="float" office:value="0.00112" calcext:value-type="float">
            <text:p>0.00112</text:p>
          </table:table-cell>
          <table:table-cell table:formula="of:=[.E12]/[.B12]" office:value-type="float" office:value="0.00000112" calcext:value-type="float">
            <text:p>1.12E-06</text:p>
          </table:table-cell>
          <table:table-cell office:value-type="float" office:value="13508" calcext:value-type="float">
            <text:p>13508</text:p>
          </table:table-cell>
          <table:table-cell table:formula="of:=[.B12]-[.H12]" office:value-type="float" office:value="36492" calcext:value-type="float">
            <text:p>36492</text:p>
          </table:table-cell>
          <table:table-cell table:formula="of:=[.H12]/([.H12]+[.I12])" office:value-type="float" office:value="0.27016" calcext:value-type="float">
            <text:p>0.27016</text:p>
          </table:table-cell>
          <table:table-cell office:value-type="float" office:value="8710" calcext:value-type="float">
            <text:p>8710</text:p>
          </table:table-cell>
          <table:table-cell table:formula="of:=[.K12]/1000" office:value-type="float" office:value="8.71" calcext:value-type="float">
            <text:p>8.71</text:p>
          </table:table-cell>
          <table:table-cell table:formula="of:=[.K12]/[.B12]" office:value-type="float" office:value="0.1742" calcext:value-type="float">
            <text:p>0.1742</text:p>
          </table:table-cell>
          <table:table-cell table:formula="of:=[.L12]/[.B12]" office:value-type="float" office:value="0.0001742" calcext:value-type="float">
            <text:p>1.74E-04</text:p>
          </table:table-cell>
          <table:table-cell office:value-type="float" office:value="13691" calcext:value-type="float">
            <text:p>13691</text:p>
          </table:table-cell>
          <table:table-cell table:formula="of:=[.B12]-[.O12]" office:value-type="float" office:value="36309" calcext:value-type="float">
            <text:p>36309</text:p>
          </table:table-cell>
          <table:table-cell table:formula="of:=[.O12]/([.O12]+[.P12])" office:value-type="float" office:value="0.27382" calcext:value-type="float">
            <text:p>0.2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566" calcext:value-type="float">
            <text:p>566</text:p>
          </table:table-cell>
          <table:table-cell table:formula="of:=[.D13]/1000" office:value-type="float" office:value="0.566" calcext:value-type="float">
            <text:p>0.566</text:p>
          </table:table-cell>
          <table:table-cell table:formula="of:=[.D13]/[.B13]" office:value-type="float" office:value="0.001132" calcext:value-type="float">
            <text:p>0.001132</text:p>
          </table:table-cell>
          <table:table-cell table:formula="of:=[.E13]/[.B13]" office:value-type="float" office:value="0.000001132" calcext:value-type="float">
            <text:p>1.13E-06</text:p>
          </table:table-cell>
          <table:table-cell office:value-type="float" office:value="151151" calcext:value-type="float">
            <text:p>151151</text:p>
          </table:table-cell>
          <table:table-cell table:formula="of:=[.B13]-[.H13]" office:value-type="float" office:value="348849" calcext:value-type="float">
            <text:p>348849</text:p>
          </table:table-cell>
          <table:table-cell table:formula="of:=[.H13]/([.H13]+[.I13])" office:value-type="float" office:value="0.302302" calcext:value-type="float">
            <text:p>0.302302</text:p>
          </table:table-cell>
          <table:table-cell office:value-type="float" office:value="97355" calcext:value-type="float">
            <text:p>97355</text:p>
          </table:table-cell>
          <table:table-cell table:formula="of:=[.K13]/1000" office:value-type="float" office:value="97.355" calcext:value-type="float">
            <text:p>97.355</text:p>
          </table:table-cell>
          <table:table-cell table:formula="of:=[.K13]/[.B13]" office:value-type="float" office:value="0.19471" calcext:value-type="float">
            <text:p>0.19471</text:p>
          </table:table-cell>
          <table:table-cell table:formula="of:=[.L13]/[.B13]" office:value-type="float" office:value="0.00019471" calcext:value-type="float">
            <text:p>1.95E-04</text:p>
          </table:table-cell>
          <table:table-cell office:value-type="float" office:value="151142" calcext:value-type="float">
            <text:p>151142</text:p>
          </table:table-cell>
          <table:table-cell table:formula="of:=[.B13]-[.O13]" office:value-type="float" office:value="348858" calcext:value-type="float">
            <text:p>348858</text:p>
          </table:table-cell>
          <table:table-cell table:formula="of:=[.O13]/([.O13]+[.P13])" office:value-type="float" office:value="0.302284" calcext:value-type="float">
            <text:p>0.302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11" calcext:value-type="float">
            <text:p>4511</text:p>
          </table:table-cell>
          <table:table-cell table:formula="of:=[.D14]/1000" office:value-type="float" office:value="4.511" calcext:value-type="float">
            <text:p>4.511</text:p>
          </table:table-cell>
          <table:table-cell table:formula="of:=[.D14]/[.B14]" office:value-type="float" office:value="0.0009022" calcext:value-type="float">
            <text:p>0.0009022</text:p>
          </table:table-cell>
          <table:table-cell table:formula="of:=[.E14]/[.B14]" office:value-type="float" office:value="0.0000009022" calcext:value-type="float">
            <text:p>9.02E-07</text:p>
          </table:table-cell>
          <table:table-cell office:value-type="float" office:value="1522848" calcext:value-type="float">
            <text:p>1522848</text:p>
          </table:table-cell>
          <table:table-cell table:formula="of:=[.B14]-[.H14]" office:value-type="float" office:value="3477152" calcext:value-type="float">
            <text:p>3477152</text:p>
          </table:table-cell>
          <table:table-cell table:formula="of:=[.H14]/([.H14]+[.I14])" office:value-type="float" office:value="0.3045696" calcext:value-type="float">
            <text:p>0.3045696</text:p>
          </table:table-cell>
          <table:table-cell office:value-type="float" office:value="986025" calcext:value-type="float">
            <text:p>986025</text:p>
          </table:table-cell>
          <table:table-cell table:formula="of:=[.K14]/1000" office:value-type="float" office:value="986.025" calcext:value-type="float">
            <text:p>986.025</text:p>
          </table:table-cell>
          <table:table-cell table:formula="of:=[.K14]/[.B14]" office:value-type="float" office:value="0.197205" calcext:value-type="float">
            <text:p>0.197205</text:p>
          </table:table-cell>
          <table:table-cell table:formula="of:=[.L14]/[.B14]" office:value-type="float" office:value="0.000197205" calcext:value-type="float">
            <text:p>1.97E-04</text:p>
          </table:table-cell>
          <table:table-cell office:value-type="float" office:value="1523079" calcext:value-type="float">
            <text:p>1523079</text:p>
          </table:table-cell>
          <table:table-cell table:formula="of:=[.B14]-[.O14]" office:value-type="float" office:value="3476921" calcext:value-type="float">
            <text:p>3476921</text:p>
          </table:table-cell>
          <table:table-cell table:formula="of:=[.O14]/([.O14]+[.P14])" office:value-type="float" office:value="0.3046158" calcext:value-type="float">
            <text:p>0.3046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5043" calcext:value-type="float">
            <text:p>45043</text:p>
          </table:table-cell>
          <table:table-cell table:formula="of:=[.D15]/1000" office:value-type="float" office:value="45.043" calcext:value-type="float">
            <text:p>45.043</text:p>
          </table:table-cell>
          <table:table-cell table:formula="of:=[.D15]/[.B15]" office:value-type="float" office:value="0.00090086" calcext:value-type="float">
            <text:p>0.00090086</text:p>
          </table:table-cell>
          <table:table-cell table:formula="of:=[.E15]/[.B15]" office:value-type="float" office:value="0.00000090086" calcext:value-type="float">
            <text:p>9.01E-07</text:p>
          </table:table-cell>
          <table:table-cell office:value-type="float" office:value="15248503" calcext:value-type="float">
            <text:p>15248503</text:p>
          </table:table-cell>
          <table:table-cell table:formula="of:=[.B15]-[.H15]" office:value-type="float" office:value="34751497" calcext:value-type="float">
            <text:p>34751497</text:p>
          </table:table-cell>
          <table:table-cell table:formula="of:=[.H15]/([.H15]+[.I15])" office:value-type="float" office:value="0.30497006" calcext:value-type="float">
            <text:p>0.30497006</text:p>
          </table:table-cell>
          <table:table-cell table:style-name="ce2" office:value-type="float" office:value="9604340" calcext:value-type="float">
            <text:p>9.60E+06</text:p>
          </table:table-cell>
          <table:table-cell table:formula="of:=[.K15]/1000" office:value-type="float" office:value="9604.34" calcext:value-type="float">
            <text:p>9604.34</text:p>
          </table:table-cell>
          <table:table-cell table:formula="of:=[.K15]/[.B15]" office:value-type="float" office:value="0.1920868" calcext:value-type="float">
            <text:p>0.1920868</text:p>
          </table:table-cell>
          <table:table-cell table:formula="of:=[.L15]/[.B15]" office:value-type="float" office:value="0.0001920868" calcext:value-type="float">
            <text:p>1.92E-04</text:p>
          </table:table-cell>
          <table:table-cell office:value-type="float" office:value="15259435" calcext:value-type="float">
            <text:p>15259435</text:p>
          </table:table-cell>
          <table:table-cell table:formula="of:=[.B15]-[.O15]" office:value-type="float" office:value="34740565" calcext:value-type="float">
            <text:p>34740565</text:p>
          </table:table-cell>
          <table:table-cell table:formula="of:=[.O15]/([.O15]+[.P15])" office:value-type="float" office:value="0.3051887" calcext:value-type="float">
            <text:p>0.305188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5" calcext:value-type="float">
            <text:p>45</text:p>
          </table:table-cell>
          <table:table-cell table:formula="of:=[.D17]/1000" office:value-type="float" office:value="0.045" calcext:value-type="float">
            <text:p>0.045</text:p>
          </table:table-cell>
          <table:table-cell table:formula="of:=[.D17]/[.B17]" office:value-type="float" office:value="0.0009" calcext:value-type="float">
            <text:p>0.0009</text:p>
          </table:table-cell>
          <table:table-cell table:formula="of:=[.E17]/[.B17]" office:value-type="float" office:value="0.0000009" calcext:value-type="float">
            <text:p>9.00E-07</text:p>
          </table:table-cell>
          <table:table-cell office:value-type="float" office:value="13474" calcext:value-type="float">
            <text:p>13474</text:p>
          </table:table-cell>
          <table:table-cell table:formula="of:=[.B17]-[.H17]" office:value-type="float" office:value="36526" calcext:value-type="float">
            <text:p>36526</text:p>
          </table:table-cell>
          <table:table-cell table:formula="of:=[.H17]/([.H17]+[.I17])" office:value-type="float" office:value="0.26948" calcext:value-type="float">
            <text:p>0.26948</text:p>
          </table:table-cell>
          <table:table-cell office:value-type="float" office:value="8829" calcext:value-type="float">
            <text:p>8829</text:p>
          </table:table-cell>
          <table:table-cell table:formula="of:=[.K17]/1000" office:value-type="float" office:value="8.829" calcext:value-type="float">
            <text:p>8.829</text:p>
          </table:table-cell>
          <table:table-cell table:formula="of:=[.K17]/[.B17]" office:value-type="float" office:value="0.17658" calcext:value-type="float">
            <text:p>0.17658</text:p>
          </table:table-cell>
          <table:table-cell table:formula="of:=[.L17]/[.B17]" office:value-type="float" office:value="0.00017658" calcext:value-type="float">
            <text:p>1.77E-04</text:p>
          </table:table-cell>
          <table:table-cell office:value-type="float" office:value="13426" calcext:value-type="float">
            <text:p>13426</text:p>
          </table:table-cell>
          <table:table-cell table:formula="of:=[.B17]-[.O17]" office:value-type="float" office:value="36574" calcext:value-type="float">
            <text:p>36574</text:p>
          </table:table-cell>
          <table:table-cell table:formula="of:=[.O17]/([.O17]+[.P17])" office:value-type="float" office:value="0.26852" calcext:value-type="float">
            <text:p>0.2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2" calcext:value-type="float">
            <text:p>462</text:p>
          </table:table-cell>
          <table:table-cell table:formula="of:=[.D18]/1000" office:value-type="float" office:value="0.462" calcext:value-type="float">
            <text:p>0.462</text:p>
          </table:table-cell>
          <table:table-cell table:formula="of:=[.D18]/[.B18]" office:value-type="float" office:value="0.000924" calcext:value-type="float">
            <text:p>0.000924</text:p>
          </table:table-cell>
          <table:table-cell table:formula="of:=[.E18]/[.B18]" office:value-type="float" office:value="0.000000924" calcext:value-type="float">
            <text:p>9.24E-07</text:p>
          </table:table-cell>
          <table:table-cell office:value-type="float" office:value="151016" calcext:value-type="float">
            <text:p>151016</text:p>
          </table:table-cell>
          <table:table-cell table:formula="of:=[.B18]-[.H18]" office:value-type="float" office:value="348984" calcext:value-type="float">
            <text:p>348984</text:p>
          </table:table-cell>
          <table:table-cell table:formula="of:=[.H18]/([.H18]+[.I18])" office:value-type="float" office:value="0.302032" calcext:value-type="float">
            <text:p>0.302032</text:p>
          </table:table-cell>
          <table:table-cell office:value-type="float" office:value="97132" calcext:value-type="float">
            <text:p>97132</text:p>
          </table:table-cell>
          <table:table-cell table:formula="of:=[.K18]/1000" office:value-type="float" office:value="97.132" calcext:value-type="float">
            <text:p>97.132</text:p>
          </table:table-cell>
          <table:table-cell table:formula="of:=[.K18]/[.B18]" office:value-type="float" office:value="0.194264" calcext:value-type="float">
            <text:p>0.194264</text:p>
          </table:table-cell>
          <table:table-cell table:formula="of:=[.L18]/[.B18]" office:value-type="float" office:value="0.000194264" calcext:value-type="float">
            <text:p>1.94E-04</text:p>
          </table:table-cell>
          <table:table-cell office:value-type="float" office:value="151335" calcext:value-type="float">
            <text:p>151335</text:p>
          </table:table-cell>
          <table:table-cell table:formula="of:=[.B18]-[.O18]" office:value-type="float" office:value="348665" calcext:value-type="float">
            <text:p>348665</text:p>
          </table:table-cell>
          <table:table-cell table:formula="of:=[.O18]/([.O18]+[.P18])" office:value-type="float" office:value="0.30267" calcext:value-type="float">
            <text:p>0.30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23" calcext:value-type="float">
            <text:p>4523</text:p>
          </table:table-cell>
          <table:table-cell table:formula="of:=[.D19]/1000" office:value-type="float" office:value="4.523" calcext:value-type="float">
            <text:p>4.523</text:p>
          </table:table-cell>
          <table:table-cell table:formula="of:=[.D19]/[.B19]" office:value-type="float" office:value="0.0009046" calcext:value-type="float">
            <text:p>0.0009046</text:p>
          </table:table-cell>
          <table:table-cell table:formula="of:=[.E19]/[.B19]" office:value-type="float" office:value="0.0000009046" calcext:value-type="float">
            <text:p>9.05E-07</text:p>
          </table:table-cell>
          <table:table-cell office:value-type="float" office:value="1523033" calcext:value-type="float">
            <text:p>1523033</text:p>
          </table:table-cell>
          <table:table-cell table:formula="of:=[.B19]-[.H19]" office:value-type="float" office:value="3476967" calcext:value-type="float">
            <text:p>3476967</text:p>
          </table:table-cell>
          <table:table-cell table:formula="of:=[.H19]/([.H19]+[.I19])" office:value-type="float" office:value="0.3046066" calcext:value-type="float">
            <text:p>0.3046066</text:p>
          </table:table-cell>
          <table:table-cell table:style-name="ce2" office:value-type="float" office:value="1003670" calcext:value-type="float">
            <text:p>1.00E+06</text:p>
          </table:table-cell>
          <table:table-cell table:formula="of:=[.K19]/1000" office:value-type="float" office:value="1003.67" calcext:value-type="float">
            <text:p>1003.67</text:p>
          </table:table-cell>
          <table:table-cell table:formula="of:=[.K19]/[.B19]" office:value-type="float" office:value="0.200734" calcext:value-type="float">
            <text:p>0.200734</text:p>
          </table:table-cell>
          <table:table-cell table:formula="of:=[.L19]/[.B19]" office:value-type="float" office:value="0.000200734" calcext:value-type="float">
            <text:p>2.01E-04</text:p>
          </table:table-cell>
          <table:table-cell office:value-type="float" office:value="1522947" calcext:value-type="float">
            <text:p>1522947</text:p>
          </table:table-cell>
          <table:table-cell table:formula="of:=[.B19]-[.O19]" office:value-type="float" office:value="3477053" calcext:value-type="float">
            <text:p>3477053</text:p>
          </table:table-cell>
          <table:table-cell table:formula="of:=[.O19]/([.O19]+[.P19])" office:value-type="float" office:value="0.3045894" calcext:value-type="float">
            <text:p>0.3045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4454" calcext:value-type="float">
            <text:p>44454</text:p>
          </table:table-cell>
          <table:table-cell table:formula="of:=[.D20]/1000" office:value-type="float" office:value="44.454" calcext:value-type="float">
            <text:p>44.454</text:p>
          </table:table-cell>
          <table:table-cell table:formula="of:=[.D20]/[.B20]" office:value-type="float" office:value="0.00088908" calcext:value-type="float">
            <text:p>0.00088908</text:p>
          </table:table-cell>
          <table:table-cell table:formula="of:=[.E20]/[.B20]" office:value-type="float" office:value="0.00000088908" calcext:value-type="float">
            <text:p>8.89E-07</text:p>
          </table:table-cell>
          <table:table-cell office:value-type="float" office:value="15254960" calcext:value-type="float">
            <text:p>15254960</text:p>
          </table:table-cell>
          <table:table-cell table:formula="of:=[.B20]-[.H20]" office:value-type="float" office:value="34745040" calcext:value-type="float">
            <text:p>34745040</text:p>
          </table:table-cell>
          <table:table-cell table:formula="of:=[.H20]/([.H20]+[.I20])" office:value-type="float" office:value="0.3050992" calcext:value-type="float">
            <text:p>0.3050992</text:p>
          </table:table-cell>
          <table:table-cell table:style-name="ce2" office:value-type="float" office:value="9518890" calcext:value-type="float">
            <text:p>9.52E+06</text:p>
          </table:table-cell>
          <table:table-cell table:formula="of:=[.K20]/1000" office:value-type="float" office:value="9518.89" calcext:value-type="float">
            <text:p>9518.89</text:p>
          </table:table-cell>
          <table:table-cell table:formula="of:=[.K20]/[.B20]" office:value-type="float" office:value="0.1903778" calcext:value-type="float">
            <text:p>0.1903778</text:p>
          </table:table-cell>
          <table:table-cell table:formula="of:=[.L20]/[.B20]" office:value-type="float" office:value="0.0001903778" calcext:value-type="float">
            <text:p>1.90E-04</text:p>
          </table:table-cell>
          <table:table-cell office:value-type="float" office:value="15253387" calcext:value-type="float">
            <text:p>15253387</text:p>
          </table:table-cell>
          <table:table-cell table:formula="of:=[.B20]-[.O20]" office:value-type="float" office:value="34746613" calcext:value-type="float">
            <text:p>34746613</text:p>
          </table:table-cell>
          <table:table-cell table:formula="of:=[.O20]/([.O20]+[.P20])" office:value-type="float" office:value="0.30506774" calcext:value-type="float">
            <text:p>0.305067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22]/1000" office:value-type="float" office:value="0.043" calcext:value-type="float">
            <text:p>0.043</text:p>
          </table:table-cell>
          <table:table-cell table:formula="of:=[.D22]/[.B22]" office:value-type="float" office:value="0.00086" calcext:value-type="float">
            <text:p>0.00086</text:p>
          </table:table-cell>
          <table:table-cell table:formula="of:=[.E22]/[.B22]" office:value-type="float" office:value="0.00000086" calcext:value-type="float">
            <text:p>8.60E-07</text:p>
          </table:table-cell>
          <table:table-cell office:value-type="float" office:value="13502" calcext:value-type="float">
            <text:p>13502</text:p>
          </table:table-cell>
          <table:table-cell table:formula="of:=[.B22]-[.H22]" office:value-type="float" office:value="36498" calcext:value-type="float">
            <text:p>36498</text:p>
          </table:table-cell>
          <table:table-cell table:formula="of:=[.H22]/([.H22]+[.I22])" office:value-type="float" office:value="0.27004" calcext:value-type="float">
            <text:p>0.27004</text:p>
          </table:table-cell>
          <table:table-cell office:value-type="float" office:value="8846" calcext:value-type="float">
            <text:p>8846</text:p>
          </table:table-cell>
          <table:table-cell table:formula="of:=[.K22]/1000" office:value-type="float" office:value="8.846" calcext:value-type="float">
            <text:p>8.846</text:p>
          </table:table-cell>
          <table:table-cell table:formula="of:=[.K22]/[.B22]" office:value-type="float" office:value="0.17692" calcext:value-type="float">
            <text:p>0.17692</text:p>
          </table:table-cell>
          <table:table-cell table:formula="of:=[.L22]/[.B22]" office:value-type="float" office:value="0.00017692" calcext:value-type="float">
            <text:p>1.77E-04</text:p>
          </table:table-cell>
          <table:table-cell office:value-type="float" office:value="13372" calcext:value-type="float">
            <text:p>13372</text:p>
          </table:table-cell>
          <table:table-cell table:formula="of:=[.B22]-[.O22]" office:value-type="float" office:value="36628" calcext:value-type="float">
            <text:p>36628</text:p>
          </table:table-cell>
          <table:table-cell table:formula="of:=[.O22]/([.O22]+[.P22])" office:value-type="float" office:value="0.26744" calcext:value-type="float">
            <text:p>0.26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9" calcext:value-type="float">
            <text:p>469</text:p>
          </table:table-cell>
          <table:table-cell table:formula="of:=[.D23]/1000" office:value-type="float" office:value="0.469" calcext:value-type="float">
            <text:p>0.469</text:p>
          </table:table-cell>
          <table:table-cell table:formula="of:=[.D23]/[.B23]" office:value-type="float" office:value="0.000938" calcext:value-type="float">
            <text:p>0.000938</text:p>
          </table:table-cell>
          <table:table-cell table:formula="of:=[.E23]/[.B23]" office:value-type="float" office:value="0.000000938" calcext:value-type="float">
            <text:p>9.38E-07</text:p>
          </table:table-cell>
          <table:table-cell office:value-type="float" office:value="150755" calcext:value-type="float">
            <text:p>150755</text:p>
          </table:table-cell>
          <table:table-cell table:formula="of:=[.B23]-[.H23]" office:value-type="float" office:value="349245" calcext:value-type="float">
            <text:p>349245</text:p>
          </table:table-cell>
          <table:table-cell table:formula="of:=[.H23]/([.H23]+[.I23])" office:value-type="float" office:value="0.30151" calcext:value-type="float">
            <text:p>0.30151</text:p>
          </table:table-cell>
          <table:table-cell office:value-type="float" office:value="97398" calcext:value-type="float">
            <text:p>97398</text:p>
          </table:table-cell>
          <table:table-cell table:formula="of:=[.K23]/1000" office:value-type="float" office:value="97.398" calcext:value-type="float">
            <text:p>97.398</text:p>
          </table:table-cell>
          <table:table-cell table:formula="of:=[.K23]/[.B23]" office:value-type="float" office:value="0.194796" calcext:value-type="float">
            <text:p>0.194796</text:p>
          </table:table-cell>
          <table:table-cell table:formula="of:=[.L23]/[.B23]" office:value-type="float" office:value="0.000194796" calcext:value-type="float">
            <text:p>1.95E-04</text:p>
          </table:table-cell>
          <table:table-cell office:value-type="float" office:value="150523" calcext:value-type="float">
            <text:p>150523</text:p>
          </table:table-cell>
          <table:table-cell table:formula="of:=[.B23]-[.O23]" office:value-type="float" office:value="349477" calcext:value-type="float">
            <text:p>349477</text:p>
          </table:table-cell>
          <table:table-cell table:formula="of:=[.O23]/([.O23]+[.P23])" office:value-type="float" office:value="0.301046" calcext:value-type="float">
            <text:p>0.30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66" calcext:value-type="float">
            <text:p>4566</text:p>
          </table:table-cell>
          <table:table-cell table:formula="of:=[.D24]/1000" office:value-type="float" office:value="4.566" calcext:value-type="float">
            <text:p>4.566</text:p>
          </table:table-cell>
          <table:table-cell table:formula="of:=[.D24]/[.B24]" office:value-type="float" office:value="0.0009132" calcext:value-type="float">
            <text:p>0.0009132</text:p>
          </table:table-cell>
          <table:table-cell table:formula="of:=[.E24]/[.B24]" office:value-type="float" office:value="0.0000009132" calcext:value-type="float">
            <text:p>9.13E-07</text:p>
          </table:table-cell>
          <table:table-cell office:value-type="float" office:value="1522759" calcext:value-type="float">
            <text:p>1522759</text:p>
          </table:table-cell>
          <table:table-cell table:formula="of:=[.B24]-[.H24]" office:value-type="float" office:value="3477241" calcext:value-type="float">
            <text:p>3477241</text:p>
          </table:table-cell>
          <table:table-cell table:formula="of:=[.H24]/([.H24]+[.I24])" office:value-type="float" office:value="0.3045518" calcext:value-type="float">
            <text:p>0.3045518</text:p>
          </table:table-cell>
          <table:table-cell office:value-type="float" office:value="989263" calcext:value-type="float">
            <text:p>989263</text:p>
          </table:table-cell>
          <table:table-cell table:formula="of:=[.K24]/1000" office:value-type="float" office:value="989.263" calcext:value-type="float">
            <text:p>989.263</text:p>
          </table:table-cell>
          <table:table-cell table:formula="of:=[.K24]/[.B24]" office:value-type="float" office:value="0.1978526" calcext:value-type="float">
            <text:p>0.1978526</text:p>
          </table:table-cell>
          <table:table-cell table:formula="of:=[.L24]/[.B24]" office:value-type="float" office:value="0.0001978526" calcext:value-type="float">
            <text:p>1.98E-04</text:p>
          </table:table-cell>
          <table:table-cell office:value-type="float" office:value="1523335" calcext:value-type="float">
            <text:p>1523335</text:p>
          </table:table-cell>
          <table:table-cell table:formula="of:=[.B24]-[.O24]" office:value-type="float" office:value="3476665" calcext:value-type="float">
            <text:p>3476665</text:p>
          </table:table-cell>
          <table:table-cell table:formula="of:=[.O24]/([.O24]+[.P24])" office:value-type="float" office:value="0.304667" calcext:value-type="float">
            <text:p>0.304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7030" calcext:value-type="float">
            <text:p>57030</text:p>
          </table:table-cell>
          <table:table-cell table:formula="of:=[.D25]/1000" office:value-type="float" office:value="57.03" calcext:value-type="float">
            <text:p>57.03</text:p>
          </table:table-cell>
          <table:table-cell table:formula="of:=[.D25]/[.B25]" office:value-type="float" office:value="0.0011406" calcext:value-type="float">
            <text:p>0.0011406</text:p>
          </table:table-cell>
          <table:table-cell table:formula="of:=[.E25]/[.B25]" office:value-type="float" office:value="0.0000011406" calcext:value-type="float">
            <text:p>1.14E-06</text:p>
          </table:table-cell>
          <table:table-cell office:value-type="float" office:value="15254609" calcext:value-type="float">
            <text:p>15254609</text:p>
          </table:table-cell>
          <table:table-cell table:formula="of:=[.B25]-[.H25]" office:value-type="float" office:value="34745391" calcext:value-type="float">
            <text:p>34745391</text:p>
          </table:table-cell>
          <table:table-cell table:formula="of:=[.H25]/([.H25]+[.I25])" office:value-type="float" office:value="0.30509218" calcext:value-type="float">
            <text:p>0.30509218</text:p>
          </table:table-cell>
          <table:table-cell table:style-name="ce2" office:value-type="float" office:value="9560590" calcext:value-type="float">
            <text:p>9.56E+06</text:p>
          </table:table-cell>
          <table:table-cell table:formula="of:=[.K25]/1000" office:value-type="float" office:value="9560.59" calcext:value-type="float">
            <text:p>9560.59</text:p>
          </table:table-cell>
          <table:table-cell table:formula="of:=[.K25]/[.B25]" office:value-type="float" office:value="0.1912118" calcext:value-type="float">
            <text:p>0.1912118</text:p>
          </table:table-cell>
          <table:table-cell table:formula="of:=[.L25]/[.B25]" office:value-type="float" office:value="0.0001912118" calcext:value-type="float">
            <text:p>1.91E-04</text:p>
          </table:table-cell>
          <table:table-cell office:value-type="float" office:value="15250400" calcext:value-type="float">
            <text:p>15250400</text:p>
          </table:table-cell>
          <table:table-cell table:formula="of:=[.B25]-[.O25]" office:value-type="float" office:value="34749600" calcext:value-type="float">
            <text:p>34749600</text:p>
          </table:table-cell>
          <table:table-cell table:formula="of:=[.O25]/([.O25]+[.P25])" office:value-type="float" office:value="0.305008" calcext:value-type="float">
            <text:p>0.3050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51.2" calcext:value-type="float">
            <text:p>51.2</text:p>
          </table:table-cell>
          <table:table-cell table:formula="of:=([.E2] + [.E7] + [.E12] + [.E17] + [.E22])/5" office:value-type="float" office:value="0.0512" calcext:value-type="float">
            <text:p>0.0512</text:p>
          </table:table-cell>
          <table:table-cell table:formula="of:=([.F2] + [.F7] + [.F12] + [.F17] + [.F22])/5" office:value-type="float" office:value="0.001024" calcext:value-type="float">
            <text:p>0.001024</text:p>
          </table:table-cell>
          <table:table-cell table:style-name="Default" table:formula="of:=([.G2] + [.G7] + [.G12] + [.G17] + [.G22])/5" office:value-type="float" office:value="0.000001024" calcext:value-type="float">
            <text:p>1.024E-06</text:p>
          </table:table-cell>
          <table:table-cell table:formula="of:=([.H2] + [.H7] + [.H12] + [.H17] + [.H22])/5" office:value-type="float" office:value="13494.2" calcext:value-type="float">
            <text:p>13494.2</text:p>
          </table:table-cell>
          <table:table-cell table:formula="of:=([.I2] + [.I7] + [.I12] + [.I17] + [.I22])/5" office:value-type="float" office:value="36505.8" calcext:value-type="float">
            <text:p>36505.8</text:p>
          </table:table-cell>
          <table:table-cell table:formula="of:=([.J2] + [.J7] + [.J12] + [.J17] + [.J22])/5" office:value-type="float" office:value="0.269884" calcext:value-type="float">
            <text:p>0.269884</text:p>
          </table:table-cell>
          <table:table-cell table:formula="of:=([.K2] + [.K7] + [.K12] + [.K17] + [.K22])/5" office:value-type="float" office:value="8857" calcext:value-type="float">
            <text:p>8857</text:p>
          </table:table-cell>
          <table:table-cell table:formula="of:=([.L2] + [.L7] + [.L12] + [.L17] + [.L22])/5" office:value-type="float" office:value="8.857" calcext:value-type="float">
            <text:p>8.857</text:p>
          </table:table-cell>
          <table:table-cell table:formula="of:=([.M2] + [.M7] + [.M12] + [.M17] + [.M22])/5" office:value-type="float" office:value="0.17714" calcext:value-type="float">
            <text:p>0.17714</text:p>
          </table:table-cell>
          <table:table-cell table:style-name="Default" table:formula="of:=([.N2] + [.N7] + [.N12] + [.N17] + [.N22])/5" office:value-type="float" office:value="0.00017714" calcext:value-type="float">
            <text:p>0.00017714</text:p>
          </table:table-cell>
          <table:table-cell table:formula="of:=([.O2] + [.O7] + [.O12] + [.O17] + [.O22])/5" office:value-type="float" office:value="13498" calcext:value-type="float">
            <text:p>13498</text:p>
          </table:table-cell>
          <table:table-cell table:formula="of:=([.P2] + [.P7] + [.P12] + [.P17] + [.P22])/5" office:value-type="float" office:value="36502" calcext:value-type="float">
            <text:p>36502</text:p>
          </table:table-cell>
          <table:table-cell table:formula="of:=([.Q2] + [.Q7] + [.Q12] + [.Q17] + [.Q22])/5" office:value-type="float" office:value="0.26996" calcext:value-type="float">
            <text:p>0.269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485" calcext:value-type="float">
            <text:p>485</text:p>
          </table:table-cell>
          <table:table-cell table:formula="of:=([.E3] + [.E8] + [.E13] + [.E18] + [.E23])/5" office:value-type="float" office:value="0.485" calcext:value-type="float">
            <text:p>0.485</text:p>
          </table:table-cell>
          <table:table-cell table:formula="of:=([.F3] + [.F8] + [.F13] + [.F18] + [.F23])/5" office:value-type="float" office:value="0.00097" calcext:value-type="float">
            <text:p>0.00097</text:p>
          </table:table-cell>
          <table:table-cell table:style-name="Default" table:formula="of:=([.G3] + [.G8] + [.G13] + [.G18] + [.G23])/5" office:value-type="float" office:value="0.00000097" calcext:value-type="float">
            <text:p>9.7E-07</text:p>
          </table:table-cell>
          <table:table-cell table:formula="of:=([.H3] + [.H8] + [.H13] + [.H18] + [.H23])/5" office:value-type="float" office:value="150959.2" calcext:value-type="float">
            <text:p>150959.2</text:p>
          </table:table-cell>
          <table:table-cell table:formula="of:=([.I3] + [.I8] + [.I13] + [.I18] + [.I23])/5" office:value-type="float" office:value="349040.8" calcext:value-type="float">
            <text:p>349040.8</text:p>
          </table:table-cell>
          <table:table-cell table:formula="of:=([.J3] + [.J8] + [.J13] + [.J18] + [.J23])/5" office:value-type="float" office:value="0.3019184" calcext:value-type="float">
            <text:p>0.3019184</text:p>
          </table:table-cell>
          <table:table-cell table:formula="of:=([.K3] + [.K8] + [.K13] + [.K18] + [.K23])/5" office:value-type="float" office:value="97260.2" calcext:value-type="float">
            <text:p>97260.2</text:p>
          </table:table-cell>
          <table:table-cell table:formula="of:=([.L3] + [.L8] + [.L13] + [.L18] + [.L23])/5" office:value-type="float" office:value="97.2602" calcext:value-type="float">
            <text:p>97.2602</text:p>
          </table:table-cell>
          <table:table-cell table:formula="of:=([.M3] + [.M8] + [.M13] + [.M18] + [.M23])/5" office:value-type="float" office:value="0.1945204" calcext:value-type="float">
            <text:p>0.1945204</text:p>
          </table:table-cell>
          <table:table-cell table:style-name="Default" table:formula="of:=([.N3] + [.N8] + [.N13] + [.N18] + [.N23])/5" office:value-type="float" office:value="0.0001945204" calcext:value-type="float">
            <text:p>0.0001945204</text:p>
          </table:table-cell>
          <table:table-cell table:formula="of:=([.O3] + [.O8] + [.O13] + [.O18] + [.O23])/5" office:value-type="float" office:value="150825.6" calcext:value-type="float">
            <text:p>150825.6</text:p>
          </table:table-cell>
          <table:table-cell table:formula="of:=([.P3] + [.P8] + [.P13] + [.P18] + [.P23])/5" office:value-type="float" office:value="349174.4" calcext:value-type="float">
            <text:p>349174.4</text:p>
          </table:table-cell>
          <table:table-cell table:formula="of:=([.Q3] + [.Q8] + [.Q13] + [.Q18] + [.Q23])/5" office:value-type="float" office:value="0.3016512" calcext:value-type="float">
            <text:p>0.301651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4573.6" calcext:value-type="float">
            <text:p>4573.6</text:p>
          </table:table-cell>
          <table:table-cell table:formula="of:=([.E4] + [.E9] + [.E14] + [.E19] + [.E24])/5" office:value-type="float" office:value="4.5736" calcext:value-type="float">
            <text:p>4.5736</text:p>
          </table:table-cell>
          <table:table-cell table:formula="of:=([.F4] + [.F9] + [.F14] + [.F19] + [.F24])/5" office:value-type="float" office:value="0.00091472" calcext:value-type="float">
            <text:p>0.00091472</text:p>
          </table:table-cell>
          <table:table-cell table:style-name="Default" table:formula="of:=([.G4] + [.G9] + [.G14] + [.G19] + [.G24])/5" office:value-type="float" office:value="0.00000091472" calcext:value-type="float">
            <text:p>9.1472E-07</text:p>
          </table:table-cell>
          <table:table-cell table:formula="of:=([.H4] + [.H9] + [.H14] + [.H19] + [.H24])/5" office:value-type="float" office:value="1523224.2" calcext:value-type="float">
            <text:p>1523224.2</text:p>
          </table:table-cell>
          <table:table-cell table:formula="of:=([.I4] + [.I9] + [.I14] + [.I19] + [.I24])/5" office:value-type="float" office:value="3476775.8" calcext:value-type="float">
            <text:p>3476775.8</text:p>
          </table:table-cell>
          <table:table-cell table:formula="of:=([.J4] + [.J9] + [.J14] + [.J19] + [.J24])/5" office:value-type="float" office:value="0.30464484" calcext:value-type="float">
            <text:p>0.30464484</text:p>
          </table:table-cell>
          <table:table-cell table:formula="of:=([.K4] + [.K9] + [.K14] + [.K19] + [.K24])/5" office:value-type="float" office:value="989245.2" calcext:value-type="float">
            <text:p>989245.2</text:p>
          </table:table-cell>
          <table:table-cell table:formula="of:=([.L4] + [.L9] + [.L14] + [.L19] + [.L24])/5" office:value-type="float" office:value="989.2452" calcext:value-type="float">
            <text:p>989.2452</text:p>
          </table:table-cell>
          <table:table-cell table:formula="of:=([.M4] + [.M9] + [.M14] + [.M19] + [.M24])/5" office:value-type="float" office:value="0.19784904" calcext:value-type="float">
            <text:p>0.19784904</text:p>
          </table:table-cell>
          <table:table-cell table:style-name="Default" table:formula="of:=([.N4] + [.N9] + [.N14] + [.N19] + [.N24])/5" office:value-type="float" office:value="0.00019784904" calcext:value-type="float">
            <text:p>0.00019784904</text:p>
          </table:table-cell>
          <table:table-cell table:formula="of:=([.O4] + [.O9] + [.O14] + [.O19] + [.O24])/5" office:value-type="float" office:value="1523609.8" calcext:value-type="float">
            <text:p>1523609.8</text:p>
          </table:table-cell>
          <table:table-cell table:formula="of:=([.P4] + [.P9] + [.P14] + [.P19] + [.P24])/5" office:value-type="float" office:value="3476390.2" calcext:value-type="float">
            <text:p>3476390.2</text:p>
          </table:table-cell>
          <table:table-cell table:formula="of:=([.Q4] + [.Q9] + [.Q14] + [.Q19] + [.Q24])/5" office:value-type="float" office:value="0.30472196" calcext:value-type="float">
            <text:p>0.304721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48876.2" calcext:value-type="float">
            <text:p>48876.2</text:p>
          </table:table-cell>
          <table:table-cell table:formula="of:=([.E5] + [.E10] + [.E15] + [.E20] + [.E25])/5" office:value-type="float" office:value="48.8762" calcext:value-type="float">
            <text:p>48.8762</text:p>
          </table:table-cell>
          <table:table-cell table:formula="of:=([.F5] + [.F10] + [.F15] + [.F20] + [.F25])/5" office:value-type="float" office:value="0.000977524" calcext:value-type="float">
            <text:p>0.000977524</text:p>
          </table:table-cell>
          <table:table-cell table:style-name="Default" table:formula="of:=([.G5] + [.G10] + [.G15] + [.G20] + [.G25])/5" office:value-type="float" office:value="0.000000977524" calcext:value-type="float">
            <text:p>9.77524E-07</text:p>
          </table:table-cell>
          <table:table-cell table:formula="of:=([.H5] + [.H10] + [.H15] + [.H20] + [.H25])/5" office:value-type="float" office:value="15253070" calcext:value-type="float">
            <text:p>15253070</text:p>
          </table:table-cell>
          <table:table-cell table:formula="of:=([.I5] + [.I10] + [.I15] + [.I20] + [.I25])/5" office:value-type="float" office:value="34746930" calcext:value-type="float">
            <text:p>34746930</text:p>
          </table:table-cell>
          <table:table-cell table:formula="of:=([.J5] + [.J10] + [.J15] + [.J20] + [.J25])/5" office:value-type="float" office:value="0.3050614" calcext:value-type="float">
            <text:p>0.3050614</text:p>
          </table:table-cell>
          <table:table-cell table:formula="of:=([.K5] + [.K10] + [.K15] + [.K20] + [.K25])/5" office:value-type="float" office:value="9678922" calcext:value-type="float">
            <text:p>9678922</text:p>
          </table:table-cell>
          <table:table-cell table:formula="of:=([.L5] + [.L10] + [.L15] + [.L20] + [.L25])/5" office:value-type="float" office:value="9678.922" calcext:value-type="float">
            <text:p>9678.922</text:p>
          </table:table-cell>
          <table:table-cell table:formula="of:=([.M5] + [.M10] + [.M15] + [.M20] + [.M25])/5" office:value-type="float" office:value="0.19357844" calcext:value-type="float">
            <text:p>0.19357844</text:p>
          </table:table-cell>
          <table:table-cell table:style-name="Default" table:formula="of:=([.N5] + [.N10] + [.N15] + [.N20] + [.N25])/5" office:value-type="float" office:value="0.00019357844" calcext:value-type="float">
            <text:p>0.00019357844</text:p>
          </table:table-cell>
          <table:table-cell table:formula="of:=([.O5] + [.O10] + [.O15] + [.O20] + [.O25])/5" office:value-type="float" office:value="15255086.8" calcext:value-type="float">
            <text:p>15255086.8</text:p>
          </table:table-cell>
          <table:table-cell table:formula="of:=([.P5] + [.P10] + [.P15] + [.P20] + [.P25])/5" office:value-type="float" office:value="34744913.2" calcext:value-type="float">
            <text:p>34744913.2</text:p>
          </table:table-cell>
          <table:table-cell table:formula="of:=([.Q5] + [.Q10] + [.Q15] + [.Q20] + [.Q25])/5" office:value-type="float" office:value="0.305101736" calcext:value-type="float">
            <text:p>0.305101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9:36:55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8T13:03:41.472000000</dc:date>
    <meta:editing-duration>P1DT3H36M45S</meta:editing-duration>
    <meta:editing-cycles>42</meta:editing-cycles>
    <meta:document-statistic meta:table-count="5" meta:cell-count="273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.069">
                <text:p>0.069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8.939">
                <text:p>8.939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3">
                <text:p>0.453</text:p>
              </table:table-cell>
              <table:table-cell office:value-type="float" office:value="97.056">
                <text:p>97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621">
                <text:p>4.621</text:p>
              </table:table-cell>
              <table:table-cell office:value-type="float" office:value="987.296">
                <text:p>987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5.262">
                <text:p>45.262</text:p>
              </table:table-cell>
              <table:table-cell office:value-type="float" office:value="9959.35">
                <text:p>9959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00001024">
                <text:p>0.000001024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.00017714">
                <text:p>0.00017714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7">
                <text:p>0.00000097</text:p>
              </table:table-cell>
              <table:table-cell office:value-type="float" office:value="0.0001945204">
                <text:p>0.000194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1472">
                <text:p>0.00000091472</text:p>
              </table:table-cell>
              <table:table-cell office:value-type="float" office:value="0.00019784904">
                <text:p>0.00019784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977524">
                <text:p>0.000000977524</text:p>
              </table:table-cell>
              <table:table-cell office:value-type="float" office:value="0.00019357844">
                <text:p>0.00019357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56cm" svg:height="15.911cm" xlink:href=".." xlink:type="simple" chart:class="chart:scatter" chart:style-name="ch1">
        <chart:title svg:x="8.286cm" svg:y="0.454cm" chart:style-name="ch2">
          <text:p>LRU vs NAIVE LRU, RUNTIME</text:p>
        </chart:title>
        <chart:subtitle svg:x="6.936cm" svg:y="1.551cm" chart:style-name="ch3">
          <text:p>Cache Size 100, Entry Range 0-250, Trial Averages</text:p>
        </chart:subtitle>
        <chart:legend chart:legend-position="end" svg:x="-0.21cm" svg:y="1.116cm" style:legend-expansion="high" chart:style-name="ch4"/>
        <chart:plot-area chart:style-name="ch5" svg:x="0cm" svg:y="0cm" svg:width="-32.767cm" svg:height="-32.767cm">
          <chartooo:coordinate-region svg:x="0cm" svg:y="0cm" svg:width="0cm" svg:height="0cm"/>
          <chart:axis chart:dimension="x" chart:name="primary-x" chart:style-name="ch6">
            <chart:title svg:x="0cm" svg:y="0cm" chart:style-name="ch7">
              <text:p>Cache Accesses</text:p>
            </chart:title>
          </chart:axis>
          <chart:axis chart:dimension="y" chart:name="primary-y" chart:style-name="ch8">
            <chart:title svg:x="0cm" svg:y="0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" chart:class="chart:scatter">
            <chart:data-point/>
          </chart:series>
          <chart:series chart:style-name="ch12" chart:values-cell-range-address="" chart:class="chart:scatte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column-mapping="0 1 2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125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125'.B2:'RANDOM, CACHE 100, ENTRY RANGE 0-125'.B7 'RANDOM, CACHE 100, ENTRY RANGE 0-125'.E1:'RANDOM, CACHE 100, ENTRY RANGE 0-125'.E7 'RANDOM, CACHE 100, ENTRY RANGE 0-125'.L1:'RANDOM, CACHE 100, ENTRY RANGE 0-125'.L7" chart:data-source-has-labels="row" svg:x="1.442cm" svg:y="2.489cm" svg:width="13.851cm" svg:height="11.109cm">
          <chartooo:coordinate-region svg:x="2.063cm" svg:y="2.688cm" svg:width="12.395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125'.E2:'RANDOM, CACHE 100, ENTRY RANGE 0-125'.E7" chart:label-cell-address="'RANDOM, CACHE 100, ENTRY RANGE 0-125'.E1:'RANDOM, CACHE 100, ENTRY RANGE 0-125'.E1" chart:class="chart:scatter">
            <chart:domain table:cell-range-address="'RANDOM, CACHE 100, ENTRY RANGE 0-125'.B2:'RANDOM, CACHE 100, ENTRY RANGE 0-125'.B7"/>
            <chart:data-point chart:repeated="6"/>
          </chart:series>
          <chart:series chart:style-name="ch12" chart:values-cell-range-address="'RANDOM, CACHE 100, ENTRY RANGE 0-125'.L2:'RANDOM, CACHE 100, ENTRY RANGE 0-125'.L7" chart:label-cell-address="'RANDOM, CACHE 100, ENTRY RANGE 0-125'.L1:'RANDOM, CACHE 100, ENTRY RANGE 0-125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125'.E1:'RANDOM, CACHE 100, ENTRY RANGE 0-125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125'.L1:'RANDOM, CACHE 100, ENTRY RANGE 0-12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2:'RANDOM, CACHE 100, ENTRY RANGE 0-125'.B7</svg:desc>
                </draw:g>
              </table:table-cell>
              <table:table-cell office:value-type="float" office:value="0">
                <text:p>0</text:p>
                <draw:g>
                  <svg:desc>'RANDOM, CACHE 100, ENTRY RANGE 0-125'.E2:'RANDOM, CACHE 100, ENTRY RANGE 0-125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125'.L2:'RANDOM, CACHE 100, ENTRY RANGE 0-125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">
                <text:p>0.0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07">
                <text:p>0.307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2.714">
                <text:p>2.714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6.651">
                <text:p>26.651</text:p>
              </table:table-cell>
              <table:table-cell office:value-type="float" office:value="79.382">
                <text:p>79.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-0.21cm" svg:y="1.009cm" style:legend-expansion="high" chart:style-name="ch4"/>
        <chart:plot-area chart:style-name="ch5" svg:x="0cm" svg:y="0cm" svg:width="-32.767cm" svg:height="-32.767cm">
          <chartooo:coordinate-region svg:x="0cm" svg:y="0cm" svg:width="0cm" svg:height="0cm"/>
          <chart:axis chart:dimension="x" chart:name="primary-x" chart:style-name="ch6">
            <chart:title svg:x="0cm" svg:y="0cm" chart:style-name="ch7">
              <text:p>Cache Accesses</text:p>
            </chart:title>
          </chart:axis>
          <chart:axis chart:dimension="y" chart:name="primary-y" chart:style-name="ch8">
            <chart:title svg:x="0cm" svg:y="0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" chart:class="chart:scatter">
            <chart:data-point/>
          </chart:series>
          <chart:series chart:style-name="ch12" chart:values-cell-range-address="" chart:class="chart:scatte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1.948">
                <text:p>51.948</text:p>
              </table:table-cell>
              <table:table-cell office:value-type="float" office:value="9594.102">
                <text:p>9594.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103896">
                <text:p>0.00000103896</text:p>
              </table:table-cell>
              <table:table-cell office:value-type="float" office:value="0.00019188204">
                <text:p>0.000191882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512">
                <text:p>0.0512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8.857">
                <text:p>8.857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85">
                <text:p>0.485</text:p>
              </table:table-cell>
              <table:table-cell office:value-type="float" office:value="97.2602">
                <text:p>97.2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736">
                <text:p>4.5736</text:p>
              </table:table-cell>
              <table:table-cell office:value-type="float" office:value="989.2452">
                <text:p>989.2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8.8762">
                <text:p>48.8762</text:p>
              </table:table-cell>
              <table:table-cell office:value-type="float" office:value="9678.922">
                <text:p>9678.9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